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3541in" text:min-label-width="0.25in"/>
        <style:text-properties style:font-name="Symbol"/>
      </text:list-level-style-bullet>
      <text:list-level-style-bullet text:level="2" text:style-name="WW_CharLFO3LVL2" text:bullet-char="o">
        <style:list-level-properties text:space-before="0.8541in" text:min-label-width="0.25in"/>
        <style:text-properties style:font-name="Courier New"/>
      </text:list-level-style-bullet>
      <text:list-level-style-bullet text:level="3" text:style-name="WW_CharLFO3LVL3" text:bullet-char="">
        <style:list-level-properties text:space-before="1.3541in" text:min-label-width="0.25in"/>
        <style:text-properties style:font-name="Wingdings"/>
      </text:list-level-style-bullet>
      <text:list-level-style-bullet text:level="4" text:style-name="WW_CharLFO3LVL4" text:bullet-char="">
        <style:list-level-properties text:space-before="1.8541in" text:min-label-width="0.25in"/>
        <style:text-properties style:font-name="Symbol"/>
      </text:list-level-style-bullet>
      <text:list-level-style-bullet text:level="5" text:style-name="WW_CharLFO3LVL5" text:bullet-char="o">
        <style:list-level-properties text:space-before="2.3541in" text:min-label-width="0.25in"/>
        <style:text-properties style:font-name="Courier New"/>
      </text:list-level-style-bullet>
      <text:list-level-style-bullet text:level="6" text:style-name="WW_CharLFO3LVL6" text:bullet-char="">
        <style:list-level-properties text:space-before="2.8541in" text:min-label-width="0.25in"/>
        <style:text-properties style:font-name="Wingdings"/>
      </text:list-level-style-bullet>
      <text:list-level-style-bullet text:level="7" text:style-name="WW_CharLFO3LVL7" text:bullet-char="">
        <style:list-level-properties text:space-before="3.3541in" text:min-label-width="0.25in"/>
        <style:text-properties style:font-name="Symbol"/>
      </text:list-level-style-bullet>
      <text:list-level-style-bullet text:level="8" text:style-name="WW_CharLFO3LVL8" text:bullet-char="o">
        <style:list-level-properties text:space-before="3.8541in" text:min-label-width="0.25in"/>
        <style:text-properties style:font-name="Courier New"/>
      </text:list-level-style-bullet>
      <text:list-level-style-bullet text:level="9" text:style-name="WW_CharLFO3LVL9" text:bullet-char="">
        <style:list-level-properties text:space-before="4.3541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Symbol"/>
      </text:list-level-style-bullet>
      <text:list-level-style-bullet text:level="2" text:style-name="WW_CharLFO6LVL2" text:bullet-char="o">
        <style:list-level-properties text:space-before="1in" text:min-label-width="0.25in"/>
        <style:text-properties style:font-name="Courier New"/>
      </text:list-level-style-bullet>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5in" text:min-label-width="0.25in"/>
        <style:text-properties style:font-name="Symbol"/>
      </text:list-level-style-bullet>
      <text:list-level-style-bullet text:level="2" text:style-name="WW_CharLFO11LVL2" text:bullet-char="o">
        <style:list-level-properties text:space-before="1in" text:min-label-width="0.25in"/>
        <style:text-properties style:font-name="Courier New"/>
      </text:list-level-style-bullet>
      <text:list-level-style-bullet text:level="3" text:style-name="WW_CharLFO11LVL3" text:bullet-char="">
        <style:list-level-properties text:space-before="1.5in" text:min-label-width="0.25in"/>
        <style:text-properties style:font-name="Wingdings"/>
      </text:list-level-style-bullet>
      <text:list-level-style-bullet text:level="4" text:style-name="WW_CharLFO11LVL4" text:bullet-char="">
        <style:list-level-properties text:space-before="2in" text:min-label-width="0.25in"/>
        <style:text-properties style:font-name="Symbol"/>
      </text:list-level-style-bullet>
      <text:list-level-style-bullet text:level="5" text:style-name="WW_CharLFO11LVL5" text:bullet-char="o">
        <style:list-level-properties text:space-before="2.5in" text:min-label-width="0.25in"/>
        <style:text-properties style:font-name="Courier New"/>
      </text:list-level-style-bullet>
      <text:list-level-style-bullet text:level="6" text:style-name="WW_CharLFO11LVL6" text:bullet-char="">
        <style:list-level-properties text:space-before="3in" text:min-label-width="0.25in"/>
        <style:text-properties style:font-name="Wingdings"/>
      </text:list-level-style-bullet>
      <text:list-level-style-bullet text:level="7" text:style-name="WW_CharLFO11LVL7" text:bullet-char="">
        <style:list-level-properties text:space-before="3.5in" text:min-label-width="0.25in"/>
        <style:text-properties style:font-name="Symbol"/>
      </text:list-level-style-bullet>
      <text:list-level-style-bullet text:level="8" text:style-name="WW_CharLFO11LVL8" text:bullet-char="o">
        <style:list-level-properties text:space-before="4in" text:min-label-width="0.25in"/>
        <style:text-properties style:font-name="Courier New"/>
      </text:list-level-style-bullet>
      <text:list-level-style-bullet text:level="9" text:style-name="WW_CharLFO11LVL9" text:bullet-char="">
        <style:list-level-properties text:space-before="4.5in" text:min-label-width="0.25in"/>
        <style:text-properties style:font-name="Wingdings"/>
      </text:list-level-style-bullet>
    </text:list-style>
    <text:list-style style:name="LFO1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3">
      <text:list-level-style-number text:level="1" style:num-suffix=")" style:num-format="A" style:num-letter-sync="true">
        <style:list-level-properties text:space-before="0.25in" text:min-label-width="0.55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text:style-name="WW_CharLFO14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bullet text:level="1" text:style-name="WW_CharLFO15LVL1" text:bullet-char="">
        <style:list-level-properties text:space-before="0.5in" text:min-label-width="0.25in"/>
        <style:text-properties style:font-name="Symbol"/>
      </text:list-level-style-bullet>
      <text:list-level-style-bullet text:level="2" text:style-name="WW_CharLFO15LVL2" text:bullet-char="o">
        <style:list-level-properties text:space-before="1in" text:min-label-width="0.25in"/>
        <style:text-properties style:font-name="Courier New"/>
      </text:list-level-style-bullet>
      <text:list-level-style-bullet text:level="3" text:style-name="WW_CharLFO15LVL3" text:bullet-char="">
        <style:list-level-properties text:space-before="1.5in" text:min-label-width="0.25in"/>
        <style:text-properties style:font-name="Wingdings"/>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Wingdings"/>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Wingdings"/>
      </text:list-level-style-bullet>
    </text:list-style>
    <text:list-style style:name="LFO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7">
      <text:list-level-style-number text:level="1" style:num-suffix=")" style:num-format="A" style:num-letter-sync="true">
        <style:list-level-properties text:space-before="0.25in" text:min-label-width="0.55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text:style-name="WW_CharLFO18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text:style-name="WW_CharLFO21LVL1" style:num-suffix=")" style:num-format="A" style:num-letter-sync="true">
        <style:list-level-properties text:space-before="0.25in" text:min-label-width="0.25in"/>
      </text:list-level-style-number>
      <text:list-level-style-bullet text:level="2" text:style-name="WW_CharLFO21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text:style-name="WW_CharLFO26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text:style-name="WW_CharLFO27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text:style-name="WW_CharLFO28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text:style-name="WW_CharLFO29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9979in" text:min-label-width="0.25in"/>
        <style:text-properties style:font-name="Symbol"/>
      </text:list-level-style-bullet>
      <text:list-level-style-bullet text:level="2" text:style-name="WW_CharLFO31LVL2" text:bullet-char="o">
        <style:list-level-properties text:space-before="1.4979in" text:min-label-width="0.25in"/>
        <style:text-properties style:font-name="Courier New"/>
      </text:list-level-style-bullet>
      <text:list-level-style-bullet text:level="3" text:style-name="WW_CharLFO31LVL3" text:bullet-char="">
        <style:list-level-properties text:space-before="1.9979in" text:min-label-width="0.25in"/>
        <style:text-properties style:font-name="Wingdings"/>
      </text:list-level-style-bullet>
      <text:list-level-style-bullet text:level="4" text:style-name="WW_CharLFO31LVL4" text:bullet-char="">
        <style:list-level-properties text:space-before="2.4979in" text:min-label-width="0.25in"/>
        <style:text-properties style:font-name="Symbol"/>
      </text:list-level-style-bullet>
      <text:list-level-style-bullet text:level="5" text:style-name="WW_CharLFO31LVL5" text:bullet-char="o">
        <style:list-level-properties text:space-before="2.9979in" text:min-label-width="0.25in"/>
        <style:text-properties style:font-name="Courier New"/>
      </text:list-level-style-bullet>
      <text:list-level-style-bullet text:level="6" text:style-name="WW_CharLFO31LVL6" text:bullet-char="">
        <style:list-level-properties text:space-before="3.4979in" text:min-label-width="0.25in"/>
        <style:text-properties style:font-name="Wingdings"/>
      </text:list-level-style-bullet>
      <text:list-level-style-bullet text:level="7" text:style-name="WW_CharLFO31LVL7" text:bullet-char="">
        <style:list-level-properties text:space-before="3.9979in" text:min-label-width="0.25in"/>
        <style:text-properties style:font-name="Symbol"/>
      </text:list-level-style-bullet>
      <text:list-level-style-bullet text:level="8" text:style-name="WW_CharLFO31LVL8" text:bullet-char="o">
        <style:list-level-properties text:space-before="4.4979in" text:min-label-width="0.25in"/>
        <style:text-properties style:font-name="Courier New"/>
      </text:list-level-style-bullet>
      <text:list-level-style-bullet text:level="9" text:style-name="WW_CharLFO31LVL9" text:bullet-char="">
        <style:list-level-properties text:space-before="4.9979in" text:min-label-width="0.25in"/>
        <style:text-properties style:font-name="Wingdings"/>
      </text:list-level-style-bullet>
    </text:list-style>
    <style:style style:name="P1" style:parent-style-name="Título" style:master-page-name="MP0" style:family="paragraph">
      <style:paragraph-properties fo:break-before="page"/>
    </style:style>
    <style:style style:name="T2" style:parent-style-name="Textosemlíngua" style:family="text">
      <style:text-properties fo:language="pt" fo:country="BR"/>
    </style:style>
    <style:style style:name="T3" style:parent-style-name="Textosemlíngua" style:family="text">
      <style:text-properties fo:language="pt" fo:country="BR"/>
    </style:style>
    <style:style style:name="T4" style:parent-style-name="Textosemlíngua" style:family="text">
      <style:text-properties fo:language="pt" fo:country="BR"/>
    </style:style>
    <style:style style:name="P5" style:parent-style-name="Título1" style:family="paragraph">
      <style:paragraph-properties fo:break-before="page"/>
    </style:style>
    <style:style style:name="T6" style:parent-style-name="Textosemlíngua" style:family="text">
      <style:text-properties fo:language="pt" fo:country="BR"/>
    </style:style>
    <style:style style:name="P7" style:parent-style-name="ParágrafodaLista" style:family="paragraph"/>
    <style:style style:name="P8" style:parent-style-name="ParágrafodaLista" style:family="paragraph"/>
    <style:style style:name="P9" style:parent-style-name="ParágrafodaLista" style:family="paragraph"/>
    <style:style style:name="P10" style:parent-style-name="ParágrafodaLista" style:family="paragraph"/>
    <style:style style:name="P11" style:parent-style-name="ParágrafodaLista" style:family="paragraph"/>
    <style:style style:name="P12" style:parent-style-name="ParágrafodaLista" style:family="paragraph"/>
    <style:style style:name="P13" style:parent-style-name="ParágrafodaLista" style:family="paragraph"/>
    <style:style style:name="P14" style:parent-style-name="ParágrafodaLista" style:family="paragraph"/>
    <style:style style:name="P15" style:parent-style-name="ParágrafodaLista" style:family="paragraph"/>
    <style:style style:name="P16" style:parent-style-name="ParágrafodaLista" style:family="paragraph"/>
    <style:style style:name="P17" style:parent-style-name="ParágrafodaLista" style:family="paragraph"/>
    <style:style style:name="P18" style:parent-style-name="ParágrafodaLista" style:family="paragraph"/>
    <style:style style:name="P19" style:parent-style-name="ParágrafodaLista" style:family="paragraph"/>
    <style:style style:name="P20" style:parent-style-name="ParágrafodaLista" style:family="paragraph"/>
    <style:style style:name="P21" style:parent-style-name="ParágrafodaLista" style:family="paragraph"/>
    <style:style style:name="P22" style:parent-style-name="ParágrafodaLista" style:family="paragraph"/>
    <style:style style:name="P23" style:parent-style-name="ParágrafodaLista" style:family="paragraph"/>
    <style:style style:name="P24" style:parent-style-name="ParágrafodaLista" style:family="paragraph"/>
    <style:style style:name="P25" style:parent-style-name="ParágrafodaLista" style:family="paragraph"/>
    <style:style style:name="T26" style:parent-style-name="Textosemlíngua" style:family="text">
      <style:text-properties fo:language="pt" fo:country="BR"/>
    </style:style>
    <style:style style:name="T27" style:parent-style-name="Textosemlíngua" style:family="text">
      <style:text-properties fo:language="pt" fo:country="BR"/>
    </style:style>
    <style:style style:name="T28" style:parent-style-name="Textosemlíngua" style:family="text">
      <style:text-properties fo:language="pt" fo:country="BR"/>
    </style:style>
    <style:style style:name="P29" style:parent-style-name="ParágrafodaLista" style:family="paragraph"/>
    <style:style style:name="P30" style:parent-style-name="ParágrafodaLista" style:family="paragraph"/>
    <style:style style:name="P31" style:parent-style-name="ParágrafodaLista" style:family="paragraph"/>
    <style:style style:name="P32" style:parent-style-name="ParágrafodaLista" style:family="paragraph"/>
    <style:style style:name="T33" style:parent-style-name="Textosemlíngua" style:family="text">
      <style:text-properties fo:language="pt" fo:country="BR"/>
    </style:style>
    <style:style style:name="P34" style:parent-style-name="ParágrafodaLista" style:family="paragraph"/>
    <style:style style:name="P35" style:parent-style-name="ParágrafodaLista" style:family="paragraph"/>
    <style:style style:name="T36" style:parent-style-name="Textosemlíngua" style:family="text">
      <style:text-properties fo:language="pt" fo:country="BR"/>
    </style:style>
    <style:style style:name="T37" style:parent-style-name="Textosemlíngua" style:family="text">
      <style:text-properties fo:language="pt" fo:country="BR"/>
    </style:style>
    <style:style style:name="T38" style:parent-style-name="Textosemlíngua" style:family="text">
      <style:text-properties fo:language="pt" fo:country="BR"/>
    </style:style>
    <style:style style:name="T39" style:parent-style-name="Textosemlíngua" style:family="text">
      <style:text-properties fo:language="pt" fo:country="BR"/>
    </style:style>
    <style:style style:name="P40" style:parent-style-name="ParágrafodaLista" style:family="paragraph"/>
    <style:style style:name="P41" style:parent-style-name="ParágrafodaLista" style:family="paragraph"/>
    <style:style style:name="P42" style:parent-style-name="Listacomletras" style:family="paragraph"/>
    <style:style style:name="P43" style:parent-style-name="Listacomletras" style:family="paragraph"/>
    <style:style style:name="P44" style:parent-style-name="Listacomletras" style:family="paragraph"/>
    <style:style style:name="P45" style:parent-style-name="Listacomletras" style:family="paragraph"/>
    <style:style style:name="P46" style:parent-style-name="Listacomletras" style:family="paragraph"/>
    <style:style style:name="P47" style:parent-style-name="Listacomletras" style:family="paragraph"/>
    <style:style style:name="P48" style:parent-style-name="Listacomletras" style:family="paragraph"/>
    <style:style style:name="P49" style:parent-style-name="Listacomletras" style:family="paragraph"/>
    <style:style style:name="P50" style:parent-style-name="Listacomletras" style:family="paragraph"/>
    <style:style style:name="P51" style:parent-style-name="Listacomletras" style:family="paragraph"/>
    <style:style style:name="P52" style:parent-style-name="Listacomletras" style:family="paragraph"/>
    <style:style style:name="P53" style:parent-style-name="Listacomletras" style:family="paragraph"/>
    <style:style style:name="P54" style:parent-style-name="Listacomletras" style:family="paragraph"/>
    <style:style style:name="P55" style:parent-style-name="Listacomletras" style:family="paragraph"/>
    <style:style style:name="P56" style:parent-style-name="Listacomletras" style:family="paragraph"/>
    <style:style style:name="P57" style:parent-style-name="ParágrafodaLista" style:family="paragraph"/>
    <style:style style:name="P58" style:parent-style-name="ParágrafodaLista" style:family="paragraph"/>
    <style:style style:name="P59" style:parent-style-name="ParágrafodaLista" style:family="paragraph"/>
    <style:style style:name="P60" style:parent-style-name="Listacomletras" style:family="paragraph"/>
    <style:style style:name="P61" style:parent-style-name="Listacomletras" style:family="paragraph"/>
    <style:style style:name="P62" style:parent-style-name="Listacomletras" style:family="paragraph"/>
    <style:style style:name="P63" style:parent-style-name="Listacomletras" style:family="paragraph"/>
    <style:style style:name="P64" style:parent-style-name="Listacomletras" style:family="paragraph"/>
    <style:style style:name="P65" style:parent-style-name="Listacomletras" style:family="paragraph"/>
    <style:style style:name="P66" style:parent-style-name="Listacomletras" style:family="paragraph"/>
    <style:style style:name="P67" style:parent-style-name="Listacomletras" style:family="paragraph"/>
    <style:style style:name="P68" style:parent-style-name="Listacomletras" style:family="paragraph"/>
    <style:style style:name="P69" style:parent-style-name="Listacomletras" style:family="paragraph"/>
    <style:style style:name="P70" style:parent-style-name="Listacomletras" style:family="paragraph"/>
    <style:style style:name="P71" style:parent-style-name="Listacomletras" style:family="paragraph"/>
    <style:style style:name="P72" style:parent-style-name="Listacomletras" style:family="paragraph"/>
    <style:style style:name="P73" style:parent-style-name="Listacomletras" style:family="paragraph"/>
  </office:automatic-styles>
  <office:body>
    <office:text text:use-soft-page-breaks="true">
      <text:p text:style-name="P1">Contrato de Software como Serviço (SAAS) denominado<text:s/>Cerebello</text:p>
      <text:p text:style-name="Pequenosubtitúlo1">Referente ao<text:s/>Plano Profissional - Versão<text:s/>1.0<text:s/>(março de 2013)</text:p>
      <text:p text:style-name="Normal">Pelo presente instrumento particular, de um lado:</text:p>
      <text:p text:style-name="Ficha"><text:span text:style-name="T2">Car</text:span><text:span text:style-name="T3">e</text:span><text:span text:style-name="T4">Sys</text:span><text:s/>Tecnologias de Informação<text:s/>Limitada</text:p>
      <text:p text:style-name="Ficha">C.N.P.J.:<text:s/>17.697.496/0001-05,</text:p>
      <text:p text:style-name="Ficha">Sede: Rua João Teixeira Lopes<text:s/>Filho, 311, Santa Luzia,<text:line-break/><text:s text:c="6"/>Juiz de Fora, Minas Gerais, Brasil,</text:p>
      <text:p text:style-name="Ficha">CEP: 36030-060</text:p>
      <text:p text:style-name="Normal">doravante denominada simplesmente<text:s/><text:span text:style-name="Palavrachave">contratada</text:span>, e de outro lado:</text:p>
      <text:p text:style-name="Ficha">A pessoa física ou jurídica, contratante do<text:s/><text:span text:style-name="Palavrachave">s</text:span><text:span text:style-name="Palavrachave">oftware como<text:s/></text:span><text:span text:style-name="Palavrachave">s</text:span><text:span text:style-name="Palavrachave">erviço</text:span><text:s/>(SAAS) na nuvem denominado<text:s/><text:span text:style-name="Palavrachave">C</text:span><text:span text:style-name="Palavrachave">erebello</text:span>, doravante denominada simplesmente<text:s/><text:span text:style-name="Palavrachave">assinante</text:span>, sendo este qualificado no<text:s/><text:span text:style-name="Palavrachave">formulário de adesão</text:span>,</text:p>
      <text:p text:style-name="Normal">têm entre si contratado os termos presentes neste documento.</text:p>
      <text:soft-page-break/>
      <text:h text:style-name="P5" text:outline-level="1">Definições</text:h>
      <text:p text:style-name="Normal">Para o perfeito entendimento e interpretação do presente contrato, assim como de outros documentos integrantes deste, são adotadas,<text:s/>independentemente<text:s/>da forma de apresentação,<text:s/>as seguintes definições:</text:p>
      <text:p text:style-name="Normal"><text:span text:style-name="Forte">Acordo de nível de serviço</text:span><text:span text:style-name="Forte">:</text:span><text:s/>é a parte do contrato que define métricas referentes à qualidade do serviço prestado.</text:p>
      <text:p text:style-name="Normal"><text:span text:style-name="Forte">Assinante</text:span><text:span text:style-name="Forte">:</text:span><text:s/>pessoa física ou jurídica que possui vínculo contratual com a<text:s/><text:span text:style-name="T6">CareSys</text:span><text:s/>Tecnologias de Informação, para fruição do Software como Serviço na nuvem denominado<text:s/><text:span text:style-name="Palavrachave">C</text:span><text:span text:style-name="Palavrachave">erebello</text:span>.</text:p>
      <text:p text:style-name="Normal"><text:span text:style-name="Forte">Browser</text:span><text:span text:style-name="Forte">:</text:span><text:s/>é um programa de computador de terceiro, que permite navegar na<text:s/><text:span text:style-name="Palavrachave">web</text:span>. O<text:s/><text:span text:style-name="Palavrachave">sistema</text:span><text:s/>pode ser acessado através de qualquer<text:s/><text:span text:style-name="Palavrachave">browser</text:span><text:s/>suportado, indicados na lista de browsers suportados no site, que é mantida sempre atualizada.</text:p>
      <text:p text:style-name="Normal"><text:span text:style-name="Forte">Conta</text:span><text:span text:style-name="Forte">:</text:span><text:s/>é o cadastro do<text:s/><text:span text:style-name="Palavrachave">assinante</text:span><text:s/>junto à<text:s/><text:span text:style-name="Palavrachave">contratada</text:span>, com a qual é associado um único consultório ou clínica médica, podendo conter vários<text:s/><text:span text:style-name="Palavrachave">usuários</text:span><text:s/>cadastrados, sendo a quantidade de médicos cadastrados limitada ao indicado no<text:s/><text:span text:style-name="Palavrachave">formulário de adesão</text:span>. A<text:s/><text:span text:style-name="Palavrachave">conta</text:span><text:s/>possui um "Identificador de Conta" único entre todas as contas, que faz parte das<text:s/><text:span text:style-name="Palavrachave">credenciais do usuário</text:span>.</text:p>
      <text:p text:style-name="Normal"><text:span text:style-name="Forte">Contratada</text:span><text:span text:style-name="Forte">:</text:span><text:s/>é a pessoa jurídica que projeta, desenvolve e disponibiliza primariamente o Software como Serviço na nuvem denominado<text:s/><text:span text:style-name="Palavrachave">C</text:span><text:span text:style-name="Palavrachave">erebello</text:span>, assim como filiais; excluindo-se representantes comerciais.</text:p>
      <text:p text:style-name="Normal"><text:span text:style-name="Forte">Credenciais</text:span><text:span text:style-name="Forte">:</text:span><text:s/>São as informações usadas pelo<text:s/><text:span text:style-name="Palavrachave">usuário</text:span><text:s/>para ter acesso ao<text:s/><text:span text:style-name="Palavrachave">sistema</text:span>. São elas: "Identificador de Conta"; "Identificador de Usuário"; "Senha de Usuário" doravante denominada<text:s/><text:span text:style-name="Palavrachave">senha</text:span>, da qual o<text:s/><text:span text:style-name="Palavrachave">usuário</text:span><text:s/>se responsabiliza por manter em segredo absoluto.</text:p>
      <text:p text:style-name="Normal"><text:span text:style-name="Forte">Formulário de adesão</text:span><text:span text:style-name="Forte">:</text:span><text:s/>é o documento que qualifica o<text:s/><text:span text:style-name="Palavrachave">assinante</text:span>, assim como parâmetros com relação ao serviço prestado, sendo parte integrante e indissociável deste contrato. Será enviado por<text:s/>e-mail<text:s/>ao<text:s/><text:span text:style-name="Palavrachave">assinante</text:span><text:s/>em formato de arquivo PDF, e também armazenado no<text:s/><text:span text:style-name="Palavrachave">banco de dados</text:span><text:s/>da<text:s/><text:span text:style-name="Palavrachave">contratada</text:span>. Os parâmetros constam primariamente de informações sobre<text:s/><text:span text:style-name="Palavrachave">cobranças</text:span><text:s/>(valor, dia de emissão da fatura e periodicidade), informações sobre o início da fruição do serviço, e de informações que dizem respeito às variações da oferta de serviço, que são específicas para o<text:s/><text:span text:style-name="Palavrachave">Cerebello</text:span>. As possíveis combinações e valores desses parâmetros são determinados pela<text:s/><text:span text:style-name="Palavrachave">contratada</text:span>, cabendo<text:s/>ao<text:s/><text:span text:style-name="Palavrachave">assinante</text:span><text:s/>escolher uma dentre as opções apresentadas.</text:p>
      <text:soft-page-break/>
      <text:p text:style-name="Normal"><text:span text:style-name="Forte">Formulário de alteração<text:s/></text:span><text:span text:style-name="Forte">contratual</text:span><text:span text:style-name="Forte">:</text:span><text:s/>é um documento usado para alterar o serviço prestado, assim como alterar informações do<text:s/><text:span text:style-name="Palavrachave">formulário de adesão</text:span><text:s/>ou deste contrato, por vontade do próprio<text:s/><text:span text:style-name="Palavrachave">assinante</text:span>.</text:p>
      <text:p text:style-name="Normal"><text:span text:style-name="Forte">Nuvem</text:span><text:span text:style-name="Forte">:</text:span><text:s/>é a<text:s/><text:span text:style-name="Palavrachave">Internet</text:span>. Toma-se este termo por representar um conjunto de inúmeras partículas dispersas, que unidas tomam forma. A<text:s/><text:span text:style-name="Palavrachave">Internet</text:span><text:s/>é uma<text:s/><text:span text:style-name="Palavrachave">nuvem</text:span><text:s/>de computadores conectados.</text:p>
      <text:p text:style-name="Normal"><text:span text:style-name="Forte">Sistema</text:span><text:span text:style-name="Forte">:</text:span><text:s/>é o Software como Serviço na nuvem denominado<text:s/><text:span text:style-name="Palavrachave">Cerebello</text:span>, para consultórios e clínicas da área de saúde, cujas normas de fruição são definidas neste contrato. Pode ainda referir-se ao site público do<text:s/><text:span text:style-name="Palavrachave">Cerebello</text:span>.</text:p>
      <text:p text:style-name="Normal"><text:span text:style-name="Forte">Software como serviço<text:s/></text:span><text:span text:style-name="Forte">(SAAS):</text:span><text:s/>é o modelo de software em que o prestador do serviço mantém o software acessível e funcionando pela<text:s/><text:span text:style-name="Palavrachave">Internet</text:span>, visto o<text:s/><text:span text:style-name="Palavrachave">acordo de nível de serviço (</text:span><text:span text:style-name="Palavrachave">SLA</text:span><text:span text:style-name="Palavrachave">)</text:span><text:s/>que define métricas de desempenho e segurança. Neste modelo o cliente possui direitos sobre seus dados e uso de software, sem precisar adquirir uma licença, ou comprar o software como produto.</text:p>
      <text:p text:style-name="Normal"><text:span text:style-name="Forte">Senha</text:span><text:span text:style-name="Forte">:</text:span><text:s/>é uma sequência de letras, símbolos e números, criada por cada usuário, e que deve ser mantida em segredo. É de responsabilidade de cada<text:s/><text:span text:style-name="Palavrachave">usuário</text:span>, usar a sua senha em computadores ou dispositivos seguros, de conhecimento do<text:s/><text:span text:style-name="Palavrachave">assinante</text:span>, de forma a evitar o furto da<text:s/><text:span text:style-name="Palavrachave">senha</text:span>.</text:p>
      <text:p text:style-name="Normal"><text:span text:style-name="Forte">Usuário</text:span><text:span text:style-name="Forte">:</text:span><text:s/>Uma<text:s/><text:span text:style-name="Palavrachave">conta</text:span><text:s/>permite o acesso de vários usuários cadastrados pelo<text:s/><text:span text:style-name="Palavrachave">assinante</text:span>. Cada usuário cadastrado recebe um "Identificador de Usuário" e deve criar uma<text:s/><text:span text:style-name="Palavrachave">senha</text:span><text:s/>secreta para acessar o<text:s/><text:span text:style-name="Palavrachave">sistema</text:span>. As<text:s/><text:span text:style-name="Palavrachave">credenciais</text:span><text:s/>conferem poderes aos usuários, de acordo com o grupo ao qual eles pertencem: médicos, secretárias ou administradores. Ao criar uma<text:s/><text:span text:style-name="Palavrachave">conta</text:span>, é criado também um<text:s/><text:span text:style-name="Palavrachave">usuário</text:span><text:s/>denominado "proprietário", que é o único que pode acessar as informações e funções do<text:s/><text:span text:style-name="Palavrachave">assinante</text:span>, tais como faturas, alteração do contrato adicionando ou removendo opções, e cancelamento do contrato.</text:p>
      <text:h text:style-name="Título1" text:outline-level="1">Objeto</text:h>
      <text:p text:style-name="Normal">Disponibilizar ao<text:s/><text:span text:style-name="Palavrachave">assinante</text:span>, uma<text:s/><text:span text:style-name="Palavrachave">conta</text:span><text:s/>que o permita acessar o<text:s/><text:span text:style-name="Palavrachave">sistema</text:span>, permitindo também o acesso de outros<text:s/><text:span text:style-name="Palavrachave">usuários</text:span><text:s/>cadastrados, sendo esta acessada pela<text:s/><text:span text:style-name="Palavrachave">Internet</text:span><text:s/>em plataforma<text:s/><text:span text:style-name="Palavrachave">web</text:span><text:s/>através de um<text:s/><text:span text:style-name="Palavrachave">browser</text:span><text:s/>suportado, mediante a digitação das<text:s/><text:span text:style-name="Palavrachave">credenciais</text:span><text:s/>de acesso individuais de cada<text:s/><text:span text:style-name="Palavrachave">usuário</text:span>, e respeitando-se todos os termos deste contrato.</text:p>
      <text:soft-page-break/>
      <text:p text:style-name="Normal">O<text:s/><text:span text:style-name="Palavrachave">sistema</text:span><text:s/>é disponibilizado na modalidade SAAS (Software as a Service), não particular, atualizado de forma compulsória e involuntária, características estas presentes em todos os serviços do mesmo gênero.</text:p>
      <text:list text:style-name="LFO1" text:continue-numbering="true">
        <text:list-item>
          <text:p text:style-name="P7"><text:span text:style-name="Forte">Não particular:</text:span><text:s/>quer dizer que o software é o mesmo para todos os<text:s/><text:span text:style-name="Palavrachave">assinantes</text:span><text:s/>do mesmo plano de serviço, sem exceções, e que visa atender de forma geral a todos esses<text:s/><text:span text:style-name="Palavrachave">assinantes</text:span>, se orientando sempre pela maioria.</text:p>
        </text:list-item>
        <text:list-item>
          <text:p text:style-name="P8"><text:span text:style-name="Forte">Atualização compulsória e involuntária:</text:span><text:s/>quer dizer que todas as correções de vícios e defeitos, todas as melhorias, assim como todas as alterações no<text:s/><text:span text:style-name="Palavrachave">sistema</text:span>, valem para todos os<text:s/><text:span text:style-name="Palavrachave">assinantes</text:span><text:s/>do mesmo plano. Ver seção sobre<text:s/><text:span text:style-name="Palavrachave">atualização do software</text:span>.</text:p>
        </text:list-item>
      </text:list>
      <text:p text:style-name="Normal">Não<text:s/>fazem parte do objeto deste contrato: código fonte, partes ou componentes do sistema, a propriedade intelectual, esquema do banco de dados, acesso direto ao banco de dados, assim como<text:s/>outros<text:s/>itens<text:s/>não mencionados neste contrato, em quaisquer hipóteses.</text:p>
      <text:h text:style-name="Título1" text:outline-level="1">Obrigações da contratada</text:h>
      <text:p text:style-name="Normal">Manter o<text:s/><text:span text:style-name="Palavrachave">sistema</text:span><text:s/>em condições de uso, de acordo com o definido no<text:s/><text:span text:style-name="Palavrachave">acordo de nível de serviço</text:span><text:s/>presente neste contrato. Atualizar o<text:s/><text:span text:style-name="Palavrachave">sistema</text:span><text:s/>constantemente com correções de vícios e defeitos, e com melhorias de qualidades funcionais e não funcionais, visando melhorar a experiência geral dos usuários, vista a modalidade de Software como Serviço na nuvem.</text:p>
      <text:p text:style-name="Normal">Fornecer documentação dos recursos do<text:s/><text:span text:style-name="Palavrachave">sistema</text:span>, que é acessível em site público e de fácil acesso. Atualizar a documentação constantemente, de forma a torná-la mais eficiente, correta, fácil de entender, fácil de navegar e consultar, e mais agradável aos sentidos do leitor, e mais acessível à medida do possível.</text:p>
      <text:p text:style-name="Normal">Fornecer suporte, de acordo com o definido no<text:s/><text:span text:style-name="Palavrachave">acordo de nível de serviço</text:span><text:s/>presente neste contrato, e atender o<text:s/><text:span text:style-name="Palavrachave">assinante</text:span><text:s/>e seus colaboradores<text:s/><text:span text:style-name="Palavrachave">usuários</text:span><text:s/>do<text:s/><text:span text:style-name="Palavrachave">sistema</text:span>, em prazo aceitável, com objetivo de resolver os problemas enfrentados com relação ao<text:s/><text:span text:style-name="Palavrachave">sistema</text:span>, serviços/produtos associados, e ao site público.</text:p>
      <text:p text:style-name="Normal">Garantir de todas as formas ao alcance tecnológico, econômico e humano da<text:s/><text:span text:style-name="Palavrachave">contratada</text:span>, a segurança das informações de prontuário do paciente, em todos os quesitos que digam respeito a prontuários eletrônicos de pacientes.</text:p>
      <text:soft-page-break/>
      <text:h text:style-name="Título1" text:outline-level="1">Termos de uso</text:h>
      <text:p text:style-name="Normal">O<text:s/><text:span text:style-name="Palavrachave">sistema</text:span><text:s/>deve ser usado única e exclusivamente para o fim de auxiliar nas atividades do consultório médico, clínica, ou médico individual, no exercício de sua função ou em atividades relacionadas, sem prejuízo de outras limitações legais e/ou contratuais.</text:p>
      <text:p text:style-name="Normal">Uma<text:s/><text:span text:style-name="Palavrachave">conta</text:span><text:s/>permite o uso do<text:s/><text:span text:style-name="Palavrachave">sistema</text:span>, assim como dos serviços/produtos associados, por uma única pessoa física ou jurídica (<text:span text:style-name="Palavrachave">assinante</text:span>), de forma exclusiva e intransferível.</text:p>
      <text:list text:style-name="LFO9" text:continue-numbering="true">
        <text:list-item>
          <text:p text:style-name="ParágrafodaLista">No caso de pessoa jurídica, é permitido o cadastro de múltiplos<text:s/><text:span text:style-name="Palavrachave">usuários</text:span><text:s/>pessoas<text:s/>físicas, que sejam colaboradoras da<text:s/><text:span text:style-name="Palavrachave">assinante</text:span>, por vínculo de contrato societário ou<text:s/>de contrato de emprego, sendo pessoais e intransferíveis da pessoa que é/representa o<text:s/><text:span text:style-name="Palavrachave">usuário</text:span>.</text:p>
        </text:list-item>
        <text:list-item>
          <text:p text:style-name="ParágrafodaLista">No caso de pessoa física, somente um<text:s/><text:span text:style-name="Palavrachave">usuário</text:span><text:s/>é permitido, que neste caso é criado junto com a<text:s/><text:span text:style-name="Palavrachave">conta</text:span>.</text:p>
        </text:list-item>
      </text:list>
      <text:p text:style-name="Normal">Não é permitido realizar engenharia reversa, reproduzir, decompilar, copiar, modificar, alterar, corrigir, traduzir, atualizar, imitar, publicar, transmitir de qualquer forma, ou desenvolver novas versões ou elaborar obra derivada do<text:s/><text:span text:style-name="Palavrachave">Cerebello</text:span>, de serviços/produtos associados, ou mesmo do site público, em sua totalidade ou de qualquer de suas partes ou componentes proprietários da<text:s/><text:span text:style-name="Palavrachave">contratada</text:span>, ou licenciados para a<text:s/><text:span text:style-name="Palavrachave">contratada</text:span>.</text:p>
      <text:p text:style-name="Normal">Não é permitido vender, distribuir, sublicenciar, alugar, arrendar, empresar, dar dispor, ceder ou transferir de qualquer forma, total ou parcialmente o<text:s/><text:span text:style-name="Palavrachave">sistema</text:span><text:s/>ou serviços/produtos associados, e/ou quaisquer direitos relacionados a estes, a terceiros, incluindo, mas não se limitando, as sociedades controladas, controladoras, coligadas ou sucessoras do<text:s/><text:span text:style-name="Palavrachave">assinante</text:span>, salvo se e de acordo com os termos deste contrato, ou se expressamente permitido pela<text:s/><text:span text:style-name="Palavrachave">contratada</text:span>.</text:p>
      <text:p text:style-name="Normal">Não é permitido usar ou se aproveitar de vícios ou defeitos do<text:s/><text:span text:style-name="Palavrachave">sistema</text:span>, ou de funções não previstas, seja para fins lícitos ou ilícitos.</text:p>
      <text:h text:style-name="Título1" text:outline-level="1">Propriedade intelectual</text:h>
      <text:p text:style-name="Normal">Todas as partes e componentes do<text:s/><text:span text:style-name="Palavrachave">Cerebello</text:span>, seja o software em si ou o site público, são de propriedade intelectual da<text:s/><text:span text:style-name="Palavrachave">contratada</text:span>, e quando não<text:s/><text:soft-page-break/>for este o caso, são estritamente de domínio público, ou então possuem licença de uso de forma exclusiva para a<text:s/><text:span text:style-name="Palavrachave">contratada</text:span><text:s/>ou que se estendam à<text:s/><text:span text:style-name="Palavrachave">contratada</text:span>, tais como as imagens usadas, e componentes de software abertos, ou licenciados para a<text:s/><text:span text:style-name="Palavrachave">contratada</text:span>.</text:p>
      <text:p text:style-name="Normal">Todos os dados gravados no Banco de Dados, que tenham sido entrados pelo<text:s/><text:span text:style-name="Palavrachave">assinante</text:span><text:s/>ou por qualquer<text:s/><text:span text:style-name="Palavrachave">usuário</text:span><text:s/>cadastrado na<text:s/><text:span text:style-name="Palavrachave">conta</text:span><text:s/>do<text:s/><text:span text:style-name="Palavrachave">assinante</text:span>, são de responsabilidade do<text:s/><text:span text:style-name="Palavrachave">assinante</text:span>, que deve garantir que possui os devidos direitos sobre as informações enviadas.</text:p>
      <text:h text:style-name="Título1" text:outline-level="1">Obrigações do assinante</text:h>
      <text:p text:style-name="Normal">O<text:s/><text:span text:style-name="Palavrachave">assinante</text:span><text:s/>obriga-se ao cumprimento dos seguintes termos, sem prejuízo às demais obrigações previstas neste contrato:</text:p>
      <text:list text:style-name="LFO3" text:continue-numbering="true">
        <text:list-item>
          <text:p text:style-name="P9">Efetuar o pagamento das mensalidades até o dia do vencimento, estando sujeito às penalidades previstas pelo inadimplemento [vide a seção<text:s/><text:span text:style-name="Palavrachave">rescisão</text:span>];</text:p>
        </text:list-item>
        <text:list-item>
          <text:p text:style-name="P10">Garantir que os<text:s/><text:span text:style-name="Palavrachave">usuários</text:span><text:s/>cumprirão os<text:s/><text:span text:style-name="Palavrachave">termos de uso</text:span><text:s/>e a<text:s/><text:span text:style-name="Palavrachave">política de privacidade</text:span>, que são parte integrante e indissociável deste contrato;</text:p>
        </text:list-item>
        <text:list-item>
          <text:p text:style-name="P11">Assumir plena responsabilidade pela exatidão, qualidade, integridade e legalidade dos dados e informações fornecidas à<text:s/><text:span text:style-name="Palavrachave">contratada</text:span>, seja pelo próprio<text:s/><text:span text:style-name="Palavrachave">assinante</text:span><text:s/>ou por<text:s/><text:span text:style-name="Palavrachave">usuários</text:span><text:s/>cadastrados no<text:s/><text:span text:style-name="Palavrachave">sistema</text:span>;</text:p>
        </text:list-item>
        <text:list-item>
          <text:p text:style-name="P12">É responsabilidade do<text:s/><text:span text:style-name="Palavrachave">assinante</text:span><text:s/>e dos<text:s/><text:span text:style-name="Palavrachave">usuários</text:span><text:s/>garantir o próprio acesso à<text:s/><text:span text:style-name="Palavrachave">Internet</text:span>, junto a uma das diversas operadoras de telecomunicação. A<text:s/><text:span text:style-name="Palavrachave">contratada</text:span><text:s/>não provê este serviço como parte deste contrato;</text:p>
        </text:list-item>
        <text:list-item>
          <text:p text:style-name="P13">Não permitir o acesso a pessoas não autorizadas ao<text:s/><text:span text:style-name="Palavrachave">sistema</text:span>, e comunicar à<text:s/><text:span text:style-name="Palavrachave">contratada</text:span><text:s/>sua ocorrência, seguindo então as instruções da<text:s/><text:span text:style-name="Palavrachave">contratada</text:span><text:s/>com o intuito de proteger ambas as partes, da melhor forma possível, contra prejuízos que possam ser causados por esta pessoa não autorizada;</text:p>
        </text:list-item>
        <text:list-item>
          <text:p text:style-name="P14">Seguir as normas de segurança, e garantir que todos os<text:s/><text:span text:style-name="Palavrachave">usuários</text:span><text:s/>seguem as normas de segurança, de forma a prevenir prejuízos causados por pessoas mal intencionadas, ou eventos adversos de qualquer natureza;</text:p>
        </text:list-item>
        <text:list-item>
          <text:p text:style-name="P15">Utilizar o<text:s/><text:span text:style-name="Palavrachave">sistema</text:span>, e garantir que todos os<text:s/><text:span text:style-name="Palavrachave">usuários</text:span><text:s/>cadastrados utilizem o<text:s/><text:span text:style-name="Palavrachave">sistema</text:span>, em conformidade com a legislação vigente;</text:p>
        </text:list-item>
        <text:list-item>
          <text:p text:style-name="P16">Manter atualizados os dados do<text:s/><text:span text:style-name="Palavrachave">assinante</text:span>, incluindo, mas não se limitando a: informações de contato, endereço, nome (em caso de alteração de nome do<text:s/><text:span text:style-name="Palavrachave">assinante</text:span>), e informações necessárias à cobrança, sob a penalidade de em não o fazendo, assumir todos os prejuízos causados para si ou para outrem, em decorrência das informações erradas;</text:p>
        </text:list-item>
        <text:list-item>
          <text:p text:style-name="P17">Garantir que pode, e que todos os<text:s/><text:span text:style-name="Palavrachave">usuários</text:span><text:s/>cadastrados na<text:s/><text:span text:style-name="Palavrachave">conta</text:span><text:s/>podem assumir as responsabilidades previstas neste contrato, assim como responder por suas ações, por todo o tempo de vigência deste contrato.</text:p>
        </text:list-item>
        <text:list-item>
          <text:p text:style-name="P18">Obedecer e garantir que todos os<text:s/><text:span text:style-name="Palavrachave">usuários</text:span><text:s/>cadastrados na<text:s/><text:span text:style-name="Palavrachave">conta</text:span><text:s/>obedeçam aos<text:s/><text:span text:style-name="Palavrachave">termos de uso</text:span><text:s/>do site público do<text:s/><text:span text:style-name="Palavrachave">Cerebello</text:span>, que compreende as áreas de interação com a comunidade, a documentação, entre outras áreas de livre acesso. Em especial, sabendo que as áreas que permitem aos visitantes enviarem textos e comentários, estendem a responsabilidade dos conteúdos enviados por<text:s/><text:span text:style-name="Palavrachave">usuários</text:span><text:s/>cadastrados na conta<text:s/>ao<text:s/><text:span text:style-name="Palavrachave">assinante</text:span>.</text:p>
        </text:list-item>
        <text:list-item>
          <text:p text:style-name="P19">Não utilizar, e não permitir que<text:s/><text:span text:style-name="Palavrachave">usuários</text:span><text:s/>utilizem o<text:s/><text:span text:style-name="Palavrachave">sistema</text:span><text:s/>ou serviços/produtos associados, com intuito de desinformar, ou induzir ao erro, pacientes ou outras pessoas ou entidades. Não difamar, ofender, assediar, perseguir, ameaçar ou violar de alguma forma os direitos legais (como os de privacidade e publicidade) de outras pessoas. Não publicar, postar, carregar, distribuir ou disseminar nenhuma informação, material, nome ou tópico inadequado, profano, difamatório, obsceno, indecente, incorreto ou ilegal.</text:p>
        </text:list-item>
        <text:list-item>
          <text:p text:style-name="P20">Não utilizar e não permitir que os<text:s/><text:span text:style-name="Palavrachave">usuários</text:span><text:s/>utilizem informações de pacientes, ou de outros<text:s/><text:span text:style-name="Palavrachave">usuários</text:span><text:s/>do sistema, para fins impróprios.</text:p>
        </text:list-item>
        <text:list-item>
          <text:p text:style-name="P21">Não utilizar e não permitir que qualquer<text:s/><text:span text:style-name="Palavrachave">usuário</text:span><text:s/>utilize o<text:s/><text:span text:style-name="Palavrachave">sistema</text:span><text:s/>e/ou serviços/produtos associados, incluindo o site público do<text:s/><text:span text:style-name="Palavrachave">Cerebello</text:span>, para divulgar informações, imagens ou arquivos sejam quais forem, de forma pública ou não, que não estejam de acordo com os fins apropriados.</text:p>
        </text:list-item>
        <text:list-item>
          <text:p text:style-name="P22">Não divulgar ou disponibilizar e não permitir que os<text:s/><text:span text:style-name="Palavrachave">usuários</text:span><text:s/>o divulguem ou disponibilizem, imagens ou fotografias, ou informações pessoais, ou de prontuário médico dos pacientes, ou quaisquer informações cadastradas protegidas por lei.</text:p>
        </text:list-item>
      </text:list>
      <text:soft-page-break/>
      <text:h text:style-name="Título1" text:outline-level="1">Acordo de nível de serviço</text:h>
      <text:p text:style-name="Normal">Assegura métricas de segurança, desempenho e outros<text:s/>fatores de qualidade de serviço<text:s/>(QOS), que se descumpridos pela<text:s/><text:span text:style-name="Palavrachave">contratada</text:span><text:s/>permitem ao<text:s/><text:span text:style-name="Palavrachave">assinante</text:span>:</text:p>
      <text:list text:style-name="LFO4" text:continue-numbering="true">
        <text:list-item>
          <text:p text:style-name="P23">Resilição do contrato sem nenhum ônus, mesmo nas opções de fidelidade, ou em casos de promoções, sendo o valor proporcional ao tempo não usado devolvido ao<text:s/><text:span text:style-name="Palavrachave">assinante</text:span>, sem dispensar o<text:s/><text:span text:style-name="Palavrachave">assinante</text:span><text:s/>de suas pendências passadas;</text:p>
        </text:list-item>
      </text:list>
      <text:p text:style-name="Normal">Na ocorrência de danos ao<text:s/><text:span text:style-name="Palavrachave">assinante</text:span>, por inobservância dos itens de qualidade de serviço assegurados por parte da<text:s/><text:span text:style-name="Palavrachave">contratada</text:span>, cabe ainda indenização justa, vistas as responsabilidades de ambas as partes, de acordo com o bom senso, e com o descrito em cada item.</text:p>
      <text:h text:style-name="Título2" text:outline-level="2">Segurança</text:h>
      <text:list text:style-name="LFO5" text:continue-numbering="true">
        <text:list-item>
          <text:p text:style-name="P24"><text:span text:style-name="Forte">Backups:</text:span><text:s/>de todos os dados do<text:s/><text:span text:style-name="Palavrachave">assinante</text:span><text:s/>feitos em localização geográfica diferente do servidor principal, em todos os finais de semana, e também antes das atualizações do software do<text:s/><text:span text:style-name="Palavrachave">C</text:span><text:span text:style-name="Palavrachave">erebello</text:span>.</text:p>
        </text:list-item>
        <text:list-item>
          <text:p text:style-name="P25"><text:span text:style-name="Forte">Criptografia e certificação:</text:span><text:s/>Os<text:s/>dados<text:s/>entrados no<text:s/><text:span text:style-name="Palavrachave">sistema</text:span><text:s/>são transmitidos pela<text:s/><text:span text:style-name="Palavrachave">Internet</text:span><text:s/>de forma criptografada e certificada, por protocolo SSL<text:s/><text:span text:style-name="T26">(</text:span><text:span text:style-name="T27">Secure Server Layer</text:span><text:span text:style-name="T28">)</text:span>.<text:line-break/><text:line-break/>A criptografia serve para impedir que terceiros tenham acesso à informação sendo transmitida, lendo a transmissão de forma passiva. A certificação serve para ter certeza de que nenhum impostor tenha a capacidade de obter ou adulterar os dados, se fazendo passar pela<text:s/><text:span text:style-name="Palavrachave">contratada</text:span>, mesmo tendo acesso à rede interna do consultório.<text:line-break/><text:line-break/>Para tal, o usuário deve usar sempre um<text:s/><text:span text:style-name="Palavrachave">Browser</text:span><text:s/>moderno e seguro, sempre atualizado, e tomar as medidas e precauções como verificar periodicamente o certificado do site, usar somente computadores e dispositivos confiáveis, que não sejam acessados por pessoas desconhecidas, e sempre conectar na<text:s/>Internet<text:s/>através de redes seguras.</text:p>
        </text:list-item>
      </text:list>
      <text:list text:style-name="LFO6" text:continue-numbering="true">
        <text:list-item>
          <text:p text:style-name="P29">A<text:s/><text:span text:style-name="Palavrachave">conta</text:span><text:s/>do<text:s/><text:span text:style-name="Palavrachave">assinante</text:span><text:s/>é protegida através do uso de<text:s/><text:span text:style-name="Palavrachave">credenciais</text:span><text:s/>que devem ser digitadas ao se acessar o<text:s/><text:span text:style-name="Palavrachave">sistema</text:span>. Cada<text:s/><text:span text:style-name="Palavrachave">usuário</text:span><text:s/>da<text:s/><text:span text:style-name="Palavrachave">conta</text:span><text:s/>possui suas próprias<text:s/><text:span text:style-name="Palavrachave">credenciais</text:span>, e é responsável por manter a<text:s/><text:span text:style-name="Palavrachave">senha</text:span><text:s/>em segredo absoluto. A senha dos usuários nunca é armazenada diretamente, ao invés disso ela é armazenada como um código<text:s/><text:span text:style-name="Palavrachave">HASH</text:span>, que é uma<text:s/>forma<text:s/>ilegível e irreversível da senha.</text:p>
        </text:list-item>
        <text:list-item>
          <text:p text:style-name="P30">Dados médicos sigilosos, só podem ser acessados usando-se as<text:s/><text:span text:style-name="Palavrachave">credenciais</text:span><text:s/>do próprio médico que cadastrou esses dados. Esses<text:s/><text:soft-page-break/>dados são armazenados no banco de dados da<text:s/><text:span text:style-name="Palavrachave">contratada</text:span><text:s/>e o acesso a eles é protegido por senha conhecida somente pelo administrador do banco de dados. O poder de acessar dados sigilosos, conferido a esse administrador não será usado em circunstâncias normais, e caso contrário, requer consentimento justificado pelo<text:s/><text:span text:style-name="Palavrachave">assinante</text:span><text:s/>e assinado por ambas as partes. Nenhum outro empregado ou membro da<text:s/><text:span text:style-name="Palavrachave">contratada</text:span>, no presente ou no futuro, terá acesso a esses dados.</text:p>
        </text:list-item>
        <text:list-item>
          <text:p text:style-name="P31">Não nos responsabilizamos<text:s/>pela segurança do computador ou<text:s/>dispositivo usado para acessar o<text:s/><text:span text:style-name="Palavrachave">sistema</text:span>, e nem da rede à qual este se conecta para acessar a<text:s/><text:span text:style-name="Palavrachave">Internet</text:span>. Não recomendamos o uso do<text:s/><text:span text:style-name="Palavrachave">sistema</text:span><text:s/>em computadores ou dispositivos desconhecidos do<text:s/><text:span text:style-name="Palavrachave">assinante</text:span>, e nem o uso de redes desconhecidas para conectar na<text:s/><text:span text:style-name="Palavrachave">Internet</text:span>.<text:line-break/><text:line-break/>Em caso de furto, perda ou<text:s/>extravio<text:s/>do computador ou dispositivo em que o<text:s/><text:span text:style-name="Palavrachave">sistema</text:span><text:s/>tenha sido usado, recomendamos a alteração imediata da<text:s/><text:span text:style-name="Palavrachave">senha</text:span><text:s/>de todos os<text:s/><text:span text:style-name="Palavrachave">usuários</text:span><text:s/>que tenham usado este<text:s/>mesmo computador ou dispositivo, mesmo que o mesmo seja recuperado.</text:p>
        </text:list-item>
      </text:list>
      <text:list text:style-name="LFO7" text:continue-numbering="true">
        <text:list-item>
          <text:p text:style-name="P32">Não nos responsabilizamos por falhas da rede em que o<text:s/><text:span text:style-name="Palavrachave">usuário</text:span><text:s/>se conecta, nem do serviço de<text:s/><text:span text:style-name="Palavrachave">Internet</text:span><text:s/>usado pelo<text:s/><text:span text:style-name="Palavrachave">usuário</text:span><text:s/>para se conectar na<text:s/><text:span text:style-name="Palavrachave">Internet</text:span>, e nem por falhas nos "<text:span text:style-name="T33">backbones</text:span>" da<text:s/><text:span text:style-name="Palavrachave">I</text:span><text:span text:style-name="Palavrachave">nternet</text:span>, que possam impedir o uso do<text:s/><text:span text:style-name="Palavrachave">sistema</text:span>, ou de serviços/produtos associados ao<text:s/><text:span text:style-name="Palavrachave">sistema</text:span>.</text:p>
        </text:list-item>
      </text:list>
      <text:h text:style-name="Título2" text:outline-level="2">Desempenho</text:h>
      <text:list text:style-name="LFO7" text:continue-numbering="true">
        <text:list-item>
          <text:p text:style-name="P34"><text:span text:style-name="Forte">Tempo on-line:</text:span><text:s/>99,5% do tempo por semana, equivalente a 50 minutos fora do ar por semana, em intervalos não superiores a 10 minutos por vez. O tempo fora do ar destina-se à manutenção do sistema.</text:p>
        </text:list-item>
        <text:list-item>
          <text:p text:style-name="P35"><text:span text:style-name="Forte">Correção de defeitos/vícios:</text:span><text:s/>será feita de acordo com a gravidade do defeito, sendo os mais graves priorizados. Defeitos que impedem o uso do software possuem garantia de correção de 72 horas.</text:p>
        </text:list-item>
      </text:list>
      <text:h text:style-name="Título2" text:outline-level="2">Suporte</text:h>
      <text:list text:style-name="LFO9" text:continue-numbering="true">
        <text:list-item>
          <text:p text:style-name="ParágrafodaLista"><text:span text:style-name="Forte">Tempo de resposta:</text:span><text:s/>24<text:s/>horas<text:s/>a partir da criação do "Ticket de suporte", que identifica uma ocorrência de forma única, desde que o<text:s/><text:span text:style-name="Palavrachave">assinante</text:span><text:s/>esteja disponível para a resposta por um dos possíveis meios de contato.</text:p>
        </text:list-item>
        <text:list-item>
          <text:p text:style-name="ParágrafodaLista"><text:span text:style-name="Forte">Disponibilidade:</text:span><text:s/>em todos os canais (chat no site<text:s/>e<text:s/>e-mail) de 10 horas até 16 horas, de segunda a sexta.</text:p>
        </text:list-item>
        <text:list-item>
          <text:p text:style-name="ParágrafodaLista"><text:span text:style-name="Forte">E-mail:<text:s/></text:span><text:span text:style-name="ÊnfaseIntensa">cerebello@cerebello.com.br</text:span><text:line-break/>O e-mail de suporte pode ser mudado pela<text:s/><text:span text:style-name="Palavrachave">contratada</text:span>, desde que com aviso prévio. O e-mail antigo só será desativado após 30 dias da mudança, intervalo em que ambos os e-mails devem funcionar.</text:p>
        </text:list-item>
      </text:list>
      <text:h text:style-name="Título1" text:outline-level="1">Atualização do software</text:h>
      <text:p text:style-name="Normal">A modalidade em que o<text:s/><text:span text:style-name="Palavrachave">sistema</text:span><text:s/>é disponibilizado neste contrato, possui por fundamentos as seguintes características:</text:p>
      <text:p text:style-name="Normal">A<text:s/><text:span text:style-name="Palavrachave">contratada</text:span><text:s/>se reserva o direito de atualizar características funcionais e não funcionais do<text:s/><text:span text:style-name="Palavrachave">sistema</text:span>, de forma não abrupta, ou seja, que não altere ou altere pouco a forma de trabalhar dos<text:s/><text:span text:style-name="Palavrachave">usuários</text:span>, sem o consentimento expresso do<text:s/><text:span text:style-name="Palavrachave">assinante</text:span>, com o objetivo de melhor servir sua base de clientes.</text:p>
      <text:p text:style-name="Normal">Atualizações mais significativas podem ser feitas, com aviso prévio de 30 dias, e com a disponibilização do novo<text:s/><text:span text:style-name="Palavrachave">sistema</text:span><text:s/>para treinamento e aceitação. A não aceitação pode ser indicada dentro do prazo, com justificativa, sendo que a não aceitação de mais de 50% dos<text:s/><text:span text:style-name="Palavrachave">assinantes</text:span><text:s/>(sem peso na quantidade de<text:s/><text:span text:style-name="Palavrachave">usuários</text:span><text:s/>cadastrados na conta), pode determinar o cancelamento da atualização, ou redução das características alteradas de acordo com as justificativas apresentadas.</text:p>
      <text:p text:style-name="Normal">O<text:s/><text:span text:style-name="Palavrachave">assinante</text:span><text:s/>que discordar de alterações feitas, com justificativa plausível e de boa fé, pode optar pela resilição do contrato, ou migração para outro plano, sem nenhum ônus nos casos de promoções ou opções de fidelidade.</text:p>
      <text:p text:style-name="Normal">Todas as alterações são embasadas na constante comunicação com a comunidade, através de site público na<text:s/>Internet, no estudo de casos de clientes, assim como em pesquisas destinadas ao propósito de melhorar o<text:s/><text:span text:style-name="Palavrachave">sistema</text:span>, tendo sempre em vista a maioria dos<text:s/><text:span text:style-name="Palavrachave">assinantes</text:span>, e também ao propósito do<text:s/><text:span text:style-name="Palavrachave">sistema</text:span>, que é atender clínicas e consultórios.</text:p>
      <text:h text:style-name="Título1" text:outline-level="1">Requisitos do sistema</text:h>
      <text:h text:style-name="Título2" text:outline-level="2">Browsers suportados</text:h>
      <text:p text:style-name="Normal">Dada a imensa diversidade de<text:s/><text:span text:style-name="Palavrachave">browsers</text:span><text:s/>existentes para todos os diversos dispositivos e sistemas operacionais, a<text:s/><text:span text:style-name="Palavrachave">contratada</text:span><text:s/>se reserva o<text:s/><text:soft-page-break/>direito de suportar o uso do<text:s/><text:span text:style-name="Palavrachave">sistema</text:span><text:s/>somente em um subconjunto desses<text:s/><text:span text:style-name="Palavrachave">browsers</text:span>, sendo que os escolhidos são em sua maior parte os mais usados, e os mais seguros.</text:p>
      <text:p text:style-name="Normal">A<text:s/><text:span text:style-name="Palavrachave">contratada</text:span><text:s/>mantém uma lista de<text:s/><text:span text:style-name="Palavrachave">browsers</text:span><text:s/>suportados em site público, sempre atualizado, e garante o funcionamento do<text:s/><text:span text:style-name="Palavrachave">sistema</text:span><text:s/>em todos os<text:s/><text:span text:style-name="Palavrachave">browsers</text:span><text:s/>suportados, sendo que ao se tornarem obsoletos, esses podem ser removidos da lista, com aviso prévio de 30 dias. Novos<text:s/><text:span text:style-name="Palavrachave">browsers</text:span><text:s/>podem ser adicionados na lista sem aviso.</text:p>
      <text:p text:style-name="Normal">O uso de<text:s/><text:span text:style-name="Palavrachave">browsers</text:span><text:s/>que não estão na lista não é recomendado, e podem acarretar prejuízos ao<text:s/><text:span text:style-name="Palavrachave">assinante</text:span>, sendo que neste caso a<text:s/><text:span text:style-name="Palavrachave">contratada</text:span><text:s/>não poderá ser responsabilizada por tais prejuízos. Ao acessar o<text:s/><text:span text:style-name="Palavrachave">sistema</text:span><text:s/>usando um<text:s/><text:span text:style-name="Palavrachave">browser</text:span><text:s/>não suportado, o<text:s/><text:span text:style-name="Palavrachave">usuário</text:span><text:s/>será avisado de forma clara, e deve aceitar a responsabilidade por possíveis danos e/ou prejuízos, além de abrir mão ao suporte técnico, e à correção de vícios e defeitos apresentados ao usar o<text:s/><text:span text:style-name="Palavrachave">sistema</text:span><text:s/>no<text:s/><text:span text:style-name="Palavrachave">browser</text:span><text:s/>não suportado.</text:p>
      <text:p text:style-name="Normal">A<text:s/><text:span text:style-name="Palavrachave">contratada</text:span><text:s/>reserva-se ainda o direito de impedir totalmente o uso do<text:s/><text:span text:style-name="Palavrachave">sistema</text:span>, em<text:s/><text:span text:style-name="Palavrachave">browsers</text:span><text:s/>reconhecidamente inseguros, instáveis ou defeituosos.</text:p>
      <text:h text:style-name="Título2" text:outline-level="2">Java Script</text:h>
      <text:p text:style-name="Normal">A tecnologia Java Script é necessária para o<text:s/><text:span text:style-name="Palavrachave">sistema</text:span><text:s/>funcionar, portanto deve estar ativada no<text:s/><text:span text:style-name="Palavrachave">browser</text:span><text:s/>em que o<text:s/><text:span text:style-name="Palavrachave">usuário</text:span><text:s/>escolher, dentre os suportados.</text:p>
      <text:h text:style-name="Título2" text:outline-level="2">Conexão com a Internet</text:h>
      <text:p text:style-name="Normal">O<text:s/><text:span text:style-name="Palavrachave">sistema</text:span><text:s/>funciona em plataforma web, pela<text:s/><text:span text:style-name="Palavrachave">Internet</text:span>.<text:s/>O<text:s/><text:span text:style-name="Palavrachave">usuário</text:span><text:s/>deve, portanto,<text:s/>ser assinante de<text:s/>serviço de acesso<text:s/>à<text:s/><text:span text:style-name="Palavrachave">Internet</text:span>, ou fazer parte de uma rede com acesso à<text:s/><text:span text:style-name="Palavrachave">Internet</text:span>, acessível pelo dispositivo em que deseja usar o<text:s/><text:span text:style-name="Palavrachave">sistema</text:span>.</text:p>
      <text:h text:style-name="Título2" text:outline-level="2">Dispositivo com Internet</text:h>
      <text:p text:style-name="Normal">É necessário que o<text:s/><text:span text:style-name="Palavrachave">usuário</text:span><text:s/>possua acesso a um dispositivo capaz de acessar a<text:s/><text:span text:style-name="Palavrachave">Internet</text:span>, conectado em uma rede com acesso à<text:s/><text:span text:style-name="Palavrachave">Internet</text:span>, ou conectado diretamente à<text:s/><text:span text:style-name="Palavrachave">Internet</text:span>.</text:p>
      <text:soft-page-break/>
      <text:h text:style-name="Título1" text:outline-level="1">Sigilo dos dados de prontuário do paciente</text:h>
      <text:p text:style-name="Normal">Todas as informações do<text:s/><text:span text:style-name="Palavrachave">prontuário do paciente</text:span><text:s/>são, por lei, de propriedade única<text:s/>e exclusiva do próprio sujeito<text:s/>que fornece tais informações,<text:s/>em uma relação de confidencialidade entre médico e paciente, para realização do seu tratamento e cuidado médicos.</text:p>
      <text:p text:style-name="Normal"><text:s/>Fica garantido, portanto, que a<text:s/><text:span text:style-name="Palavrachave">contratada</text:span><text:s/>tem o dever e obrigação de tomar todas as medidas de segurança que estiverem ao alcance, com o intuito de proteger essas informações de acordo com o disposto nas<text:s/><text:span text:style-name="Palavrachave">obrigações da contratada</text:span>.</text:p>
      <text:h text:style-name="Título1" text:outline-level="1">Política de privacidade</text:h>
      <text:p text:style-name="Normal">O<text:s/><text:span text:style-name="Palavrachave">sistema</text:span><text:s/>recolhe informações e estatísticas dos<text:s/><text:span text:style-name="Palavrachave">usuários</text:span><text:s/>e de como eles utilizam o software, de forma direta (ou seja, o próprio<text:s/><text:span text:style-name="Palavrachave">sistema</text:span><text:s/>recolhe os dados) ou usando serviços de terceiros.</text:p>
      <text:p text:style-name="Normal">Serviços de terceiros como<text:s/><text:span text:style-name="ÊnfaseIntensasemlíngua">Google Analytics</text:span>,<text:s/><text:span text:style-name="ÊnfaseIntensasemlíngua">Facebook</text:span>,<text:s/><text:span text:style-name="ÊnfaseIntensasemlíngua">Twitter</text:span>,<text:s/><text:span text:style-name="ÊnfaseIntensasemlíngua">Gravatar</text:span><text:s/>e<text:s/><text:span text:style-name="ÊnfaseIntensasemlíngua">YouTube</text:span><text:s/>podem acabar recolhendo informações, nas páginas onde esses serviços<text:s/>estão presentes. Essas informações incluem: IP, URL, cookies do próprio serviço e dados de "<text:span text:style-name="Textosemlíngua">local-storage</text:span>" do navegador. Nenhum desses<text:s/>serviços pode recolher informações digitadas no<text:s/><text:span text:style-name="Palavrachave">sistema</text:span>, sendo isso uma impossibilidade técnica que não pode ser contornada, portanto é uma garantia, desde que seja usado um browser moderno e seguro. (vide<text:s/><text:span text:style-name="Palavrachave">requisitos do sistema</text:span>)</text:p>
      <text:p text:style-name="Normal">As informações recolhidas dos<text:s/><text:span text:style-name="Palavrachave">usuários</text:span><text:s/>podem ou não ser disponibilizadas ao<text:s/><text:span text:style-name="Palavrachave">assinante</text:span>, quando a<text:s/><text:span text:style-name="Palavrachave">contratada</text:span><text:s/>julgar necessário. Essas informações podem ser disponibilizadas pelo próprio<text:s/><text:span text:style-name="Palavrachave">sistema</text:span><text:s/>ao<text:s/><text:span text:style-name="Palavrachave">assinante</text:span>, e para os<text:s/><text:span text:style-name="Palavrachave">usuários</text:span><text:s/>cadastrados na mesma<text:s/><text:span text:style-name="Palavrachave">conta</text:span>.</text:p>
      <text:p text:style-name="Normal">As informações podem ser reveladas, no caso de exigência da justiça, podendo o<text:s/><text:span text:style-name="Palavrachave">assinante</text:span><text:s/>ou<text:s/><text:span text:style-name="Palavrachave">usuário</text:span><text:s/>ser avisado de tal acontecimento, se isso não fizer parte da exigência legal.</text:p>
      <text:h text:style-name="Título2" text:outline-level="2">Dados recolhidos</text:h>
      <text:p text:style-name="Normal">Podem ser usadas várias fontes de dados, de forma a permitir o funcionamento do sistema, ou para pesquisas e melhorias relacionados ao próprio<text:s/><text:span text:style-name="Palavrachave">sistema</text:span>,<text:s/><text:span text:style-name="Palavrachave">incluindo</text:span>:</text:p>
      <text:list text:style-name="LFO9" text:continue-numbering="true">
        <text:list-item>
          <text:p text:style-name="ParágrafodaLista">Informações<text:s/>fornecidas pelos<text:s/><text:span text:style-name="Palavrachave">usuários</text:span><text:s/>usando o<text:s/><text:span text:style-name="Palavrachave">sistema</text:span>;</text:p>
        </text:list-item>
        <text:list-item>
          <text:p text:style-name="ParágrafodaLista">Informações solicitadas aos<text:s/><text:span text:style-name="Palavrachave">usuários</text:span>;</text:p>
        </text:list-item>
        <text:list-item>
          <text:p text:style-name="ParágrafodaLista">Informações do Browser e Sistema Operacional;</text:p>
        </text:list-item>
        <text:list-item>
          <text:p text:style-name="ParágrafodaLista">Informações de geo-localização do dispositivo;</text:p>
        </text:list-item>
        <text:list-item>
          <text:p text:style-name="ParágrafodaLista">Informações de IP;</text:p>
        </text:list-item>
        <text:list-item>
          <text:p text:style-name="ParágrafodaLista">Informações armazenadas;</text:p>
        </text:list-item>
        <text:list-item>
          <text:p text:style-name="ParágrafodaLista">Estatísticas de uso do<text:s/><text:span text:style-name="Palavrachave">sistema</text:span>;</text:p>
        </text:list-item>
        <text:list-item>
          <text:p text:style-name="ParágrafodaLista">URLs das páginas usadas;</text:p>
        </text:list-item>
        <text:list-item>
          <text:p text:style-name="ParágrafodaLista">Cookies e dados pertinentes ao domínio da<text:s/><text:span text:style-name="Palavrachave">contratada</text:span>;</text:p>
        </text:list-item>
        <text:list-item>
          <text:p text:style-name="ParágrafodaLista">Mensagens enviadas usando o<text:s/><text:span text:style-name="Palavrachave">sistema</text:span>, incluindo o chat interno.</text:p>
        </text:list-item>
      </text:list>
      <text:h text:style-name="Título2" text:outline-level="2">Finalidades</text:h>
      <text:p text:style-name="Normal">Toda informação recolhida tem o fim exclusivamente de melhorar o próprio<text:s/><text:span text:style-name="Palavrachave">sistema</text:span>, ou de informar o próprio<text:s/><text:span text:style-name="Palavrachave">assinante</text:span>. Não será comercializada, nem divulgada de qualquer forma, para o público ou para terceiros, salvo quando permitido pelo próprio<text:s/><text:span text:style-name="Palavrachave">assinante</text:span>.</text:p>
      <text:p text:style-name="Normal">Os dados entrados pelo<text:s/><text:span text:style-name="Palavrachave">usuário</text:span><text:s/>no<text:s/><text:span text:style-name="Palavrachave">sistema</text:span>, não podem ser comercializados, nem disponibilizados para terceiros, seja por qualquer razão, sem a autorização do próprio<text:s/><text:span text:style-name="Palavrachave">usuário</text:span>.</text:p>
      <text:p text:style-name="Normal">As comunicações feitas usando os meios disponibilizados dentro do<text:s/><text:span text:style-name="Palavrachave">sistema</text:span>, como o<text:s/><text:span text:style-name="Palavrachave">chat</text:span>, são gravados e identificados, exclusivamente com o propósito de informação do próprio<text:s/><text:span text:style-name="Palavrachave">assinante</text:span>. Essas mensagens nunca serão vendidas, nem disponibilizadas para terceiros, e nem mesmo acessada por funcionários da<text:s/><text:span text:style-name="Palavrachave">contratada</text:span>.</text:p>
      <text:h text:style-name="Título2" text:outline-level="2">Informações para pagamentos</text:h>
      <text:p text:style-name="Normal">O<text:s/><text:span text:style-name="Palavrachave">sistema</text:span><text:s/>usa serviços de terceiros para o recolhimento de pagamentos dos<text:s/><text:span text:style-name="Palavrachave">assinantes</text:span>.</text:p>
      <text:p text:style-name="Normal">Esses serviços pedem informações bancárias ao<text:s/><text:span text:style-name="Palavrachave">assinante</text:span>, tais como número de cartão de crédito, número da conta, ou quaisquer outras informações necessárias para se recolher o pagamento do<text:s/><text:span text:style-name="Palavrachave">assinante</text:span>. Todos os serviços usados são seguros, e bem conhecidos no mercado, tais como<text:s/><text:span text:style-name="T36">PayPal</text:span>,<text:s/><text:span text:style-name="T37">PagSeguro</text:span>, entre outros.</text:p>
      <text:p text:style-name="Normal">A<text:s/><text:span text:style-name="Palavrachave">contratada</text:span><text:s/>não possui acesso às informações bancárias dos<text:s/><text:span text:style-name="Palavrachave">assinantes</text:span>, que são informadas para esses serviços de terceiros que fazem o recolhimento de pagamentos dos<text:s/><text:span text:style-name="Palavrachave">assinantes</text:span>.</text:p>
      <text:soft-page-break/>
      <text:h text:style-name="Título1" text:outline-level="1">Fatores econômicos e financeiros</text:h>
      <text:h text:style-name="Título2" text:outline-level="2"><text:bookmark-start text:name="_Ref350946787"/>Correção monetária<text:bookmark-end text:name="_Ref350946787"/></text:h>
      <text:p text:style-name="Normal">Serão usados<text:s/>­os seguintes índices de inflação, em ordem de preferência em caso de extinção ou não divulgação:</text:p>
      <text:list text:style-name="LFO25" text:continue-numbering="true">
        <text:list-item>
          <text:p text:style-name="Listacomnúmerosordinais">Índice Geral de Preços – Mercado/IGP-M, divulgado pela Fundação Getúlio Vargas;</text:p>
        </text:list-item>
        <text:list-item>
          <text:p text:style-name="Listacomnúmerosordinais">Índice Geral de Preços - Disponibilidade Interna/IGP-DI, divulgado pela Fundação Getúlio Vargas;</text:p>
        </text:list-item>
        <text:list-item>
          <text:p text:style-name="Listacomnúmerosordinais">Índice de Preços ao Consumidor – IPC (FIPE);</text:p>
        </text:list-item>
        <text:list-item>
          <text:p text:style-name="Listacomnúmerosordinais">Outro índice que melhor reflita a variação do poder aquisitivo da moeda nacional.</text:p>
        </text:list-item>
      </text:list>
      <text:p text:style-name="Normal">Além dos índices de inflação, serão aplicados ainda, quaisquer reajustes/alterações<text:s/>oficiais<text:s/>da moeda, que tenham impacto sobre o presente negócio. Exemplo: eventual<text:s/>troca<text:s/>de<text:s/>moeda.</text:p>
      <text:h text:style-name="Título2" text:outline-level="2">Preços e Cobranças</text:h>
      <text:p text:style-name="Normal">O preço pago pelo<text:s/><text:span text:style-name="Palavrachave">assinante</text:span><text:s/>é composto pelo valor da assinatura, mais os valores dos recursos adicionados opcionalmente pelo próprio<text:s/><text:span text:style-name="Palavrachave">assinante</text:span>. Todos os valores serão discriminados na<text:s/><text:span text:style-name="Palavrachave">fatura</text:span>. A cobrança é feita de acordo com as opções de cobrança escolhidas pelo<text:s/><text:span text:style-name="Palavrachave">assinante</text:span><text:s/>no<text:s/><text:span text:style-name="Palavrachave">formulário de adesão</text:span>, definindo<text:s/>valores e datas das cobranças.</text:p>
      <text:p text:style-name="Normal">As<text:s/><text:span text:style-name="Palavrachave">faturas</text:span><text:s/>podem ser acessadas no próprio<text:s/><text:span text:style-name="Palavrachave">sistema</text:span>, na área destinada ao<text:s/><text:span text:style-name="Palavrachave">assinante</text:span>, por meio do<text:s/><text:span text:style-name="Palavrachave">usuário</text:span><text:s/>denominado "proprietário", e também por e-mail caso opte por recebê-las desta forma. O não recebimento das faturas por outros meios que não sejam a área do<text:s/><text:span text:style-name="Palavrachave">assinante</text:span>, não desobriga o<text:s/><text:span text:style-name="Palavrachave">assinante</text:span><text:s/>ao pagamento dos valores devidos com a incidência das penalidades previstas neste contrato.</text:p>
      <text:p text:style-name="Normal">A adição de<text:s/><text:span text:style-name="Palavrachave">usuários</text:span><text:s/>para outros médicos do consultório na<text:s/><text:span text:style-name="Palavrachave">conta</text:span><text:s/>está sujeita a um limite definido no<text:s/><text:span text:style-name="Palavrachave">formulário de adesão</text:span>, e que possui um custo por unidade adicional.<text:s/>O limite pode ser alterado pelo<text:s/><text:span text:style-name="Palavrachave">assinante</text:span>, mediante aceitação de um<text:s/><text:span text:style-name="Palavrachave">formulário de alteração<text:s/></text:span><text:span text:style-name="Palavrachave">contratual</text:span>, então substituindo<text:s/>esta<text:s/>informação<text:s/>do<text:s/><text:span text:style-name="Palavrachave">formulário de adesão</text:span>.</text:p>
      <text:p text:style-name="Normal">O<text:s/><text:span text:style-name="Palavrachave">assinante</text:span><text:s/>pode definir o dia do mês (de 1 até 31) do vencimento de suas faturas, sendo que a fatura é sempre emitida com no mínimo 10 dias de antecedência. Se a primeira fatura estiver a uma distância de tempo menor que 10 dias, então ela será emitida com o vencimento para o mesmo dia do mês seguinte à contratação do plano. Se o dia escolhido para o<text:s/><text:soft-page-break/>vencimento não existir em um dado mês, será considerado automaticamente o último dia deste mês.</text:p>
      <text:h text:style-name="Título2" text:outline-level="2">Meios de pagamento</text:h>
      <text:p text:style-name="Normal">As cobranças são feitas através de serviços de terceiros, tais como<text:s/><text:span text:style-name="T38">PayPal</text:span>,<text:s/><text:span text:style-name="T39">PagSeguro</text:span><text:s/>ou outros, de acordo com a disponibilidade. Esses serviços geralmente fazem a cobrança usando cartão de crédito, mas podem oferecer também opções como boleto bancário, ou outras, de acordo com cada serviço.</text:p>
      <text:p text:style-name="Normal">A<text:s/><text:span text:style-name="Palavrachave">contratada</text:span><text:s/>pode também fornecer, meios de pagamento diretos, por cartão de crédito, boleto, ou outros, mas não se obriga a tal. No caso de fornecimento dessas opções, podem os serviços de terceiros supramencionados, serem tornados indisponíveis, caso as opções sejam compatíveis com as já fornecidas por estes serviços.</text:p>
      <text:p text:style-name="Normal">Somente em último caso, se o<text:s/><text:span text:style-name="Palavrachave">assinante</text:span><text:s/>não conseguir efetuar o pagamento pelos meios já mencionados, poderá optar pela opção de depósito bancário, devendo o<text:s/><text:span text:style-name="Palavrachave">assinante</text:span><text:s/>entrar em contato com a<text:s/><text:span text:style-name="Palavrachave">contratada</text:span>, para obter as informações bancárias para efetuar o pagamento.</text:p>
      <text:h text:style-name="Título2" text:outline-level="2">Taxas</text:h>
      <text:list text:style-name="LFO11" text:continue-numbering="true">
        <text:list-item>
          <text:p text:style-name="P40"><text:span text:style-name="Forte">Inadimplência:</text:span><text:s/>O atraso no pagamento das faturas até o dia do vencimento torna o valor sujeito à correção com a base nos índices na listagem "Índices de correção monetária",<text:s/>bem<text:s/>como outros reajustes monetários<text:s/>oficiais, e adicionalmente juro<text:s/>simples<text:s/>de 1% ao mês e multa de 2%, podendo, além disso, causar o bloqueio da<text:s/><text:span text:style-name="Palavrachave">conta</text:span>, e em casos extremos a rescisão deste contrato.<text:line-break/><text:line-break/>O cancelamento da<text:s/><text:span text:style-name="Palavrachave">conta</text:span><text:s/>não isenta o<text:s/><text:span text:style-name="Palavrachave">assinante</text:span><text:s/>de seus débitos, e nem da multa de 2%, mas congela o juro<text:s/>simples<text:s/>de 1% ao mês a partir do momento do cancelamento, passando o valor da dívida a ser reajustada somente<text:s/>com<text:s/>os índices na listagem "Índices de correção monetária", além de outros reajustes monetários<text:s/>oficiais.</text:p>
        </text:list-item>
        <text:list-item>
          <text:p text:style-name="P41"><text:span text:style-name="Forte">Adesão/Cancelamento:</text:span><text:s/>Não há taxa de adesão e não há taxa de cancelamento, com exceção de promoções, opções de fidelidade, ou condições especialmente concedidas a um<text:s/><text:span text:style-name="Palavrachave">assinante</text:span><text:s/>no<text:s/><text:span text:style-name="Palavrachave">formulário de adesão</text:span>.</text:p>
        </text:list-item>
      </text:list>
      <text:soft-page-break/>
      <text:h text:style-name="Título2" text:outline-level="2">Reajustes</text:h>
      <text:p text:style-name="Normal">O preço cobrado pela<text:s/><text:span text:style-name="Palavrachave">contratada</text:span><text:s/>ao<text:s/><text:span text:style-name="Palavrachave">assinante</text:span><text:s/>pode ser reajustado, de acordo com as necessidades das partes, de forma razoável e justa, respeitando-se o limite de viabilidade do negócio aqui celebrado.</text:p>
      <text:p text:style-name="Normal">Caso os aumentos no custo sejam<text:s/>demasiados, passando de 10% nos últimos 365 dias,<text:s/>e<text:s/>inviabilize a continuação do contratado entre as partes, fica assegurado a ambos o direito de desistir deste contrato, sem quaisquer ônus, desde que com aviso prévio de 30 dias.</text:p>
      <text:h text:style-name="Título3" text:outline-level="3">Reajustes previstos</text:h>
      <text:p text:style-name="Normal">O preço praticado será reajustado previsivelmente para os seguintes propósitos:</text:p>
      <text:list text:style-name="LFO28" text:continue-numbering="true">
        <text:list-item>
          <text:p text:style-name="P42">Refletir a variação do poder aquisitivo da moeda nacional (inflação/deflação), baseando-se na seção sobre<text:s/>"<text:bookmark-ref text:ref-name="_Ref350946787" text:reference-format="text">Correção monetária</text:bookmark-ref>" (<text:bookmark-ref text:ref-name="_Ref350946787" text:reference-format="page">pág. 14</text:bookmark-ref>);</text:p>
          <text:list text:continue-numbering="true">
            <text:list-item>
              <text:p text:style-name="P43">O reajuste é automático, e independe da aceitação do<text:s/><text:span text:style-name="Palavrachave">assinante</text:span>, pois está previsto neste contrato;</text:p>
            </text:list-item>
            <text:list-item>
              <text:p text:style-name="P44">O reajuste é feito em intervalo anual, ou no menor intervalo<text:s/>permitido<text:s/>pela legislação em vigor à época, iniciando-se no momento da contratação do serviço;</text:p>
            </text:list-item>
          </text:list>
        </text:list-item>
        <text:list-item>
          <text:p text:style-name="P45">Refletir a variação causada por impostos e outras taxas, que tenham efeito sobre o serviço prestado ao<text:s/><text:span text:style-name="Palavrachave">assinante</text:span>. O aumento, diminuição, criação ou extinção desses encargos implicará automaticamente na alteração dos valores praticados.</text:p>
          <text:list text:continue-numbering="true">
            <text:list-item>
              <text:p text:style-name="P46">Aplica-se o mesmo do disposto no item A.</text:p>
            </text:list-item>
          </text:list>
        </text:list-item>
      </text:list>
      <text:h text:style-name="Título3" text:outline-level="3">Reajustes não previstos</text:h>
      <text:p text:style-name="Normal">A<text:s/><text:span text:style-name="Palavrachave">contratada</text:span><text:s/>reserva-se o direito de alterar os preços praticados de forma justa, para cima ou para baixo,<text:s/>negociando<text:s/>com o cliente quando se fizer necessário<text:s/>(ver<text:s/><text:span text:style-name="ÊnfaseIntensa">Código de Defesa do Consumidor</text:span>).</text:p>
      <text:p text:style-name="Normal">Adotam-se os seguintes princípios para reajustes não previsíveis:</text:p>
      <text:list text:style-name="LFO30" text:continue-numbering="true">
        <text:list-item>
          <text:p text:style-name="P47"><text:span text:style-name="Forte">Transparência:</text:span><text:s/>Reajustes não previstos<text:s/>devem ser<text:s/>justificados e comprovados<text:s/>pela<text:s/><text:span text:style-name="Palavrachave">contratada</text:span>, tornando o negócio transparente para o<text:s/><text:span text:style-name="Palavrachave">assinante</text:span>;</text:p>
        </text:list-item>
        <text:list-item>
          <text:p text:style-name="P48"><text:span text:style-name="Forte">Aviso</text:span><text:span text:style-name="Forte"><text:s/>com antecedência:</text:span><text:s/>Reajustes<text:s/>não previstos<text:s/>devem ser comunicados<text:s/>à outra parte<text:s/>com antecedência<text:s/>mínima de<text:s/>30 dias (trinta dias);</text:p>
        </text:list-item>
        <text:list-item>
          <text:p text:style-name="P49"><text:span text:style-name="Forte">Conveniência:</text:span><text:s/>O<text:s/><text:span text:style-name="Palavrachave">assinante</text:span><text:s/>não será acionado com o propósito de negociar preços em intervalos menores que seis meses, com exceção de eventos que ponham em risco o próprio negócio aqui celebrado.</text:p>
        </text:list-item>
        <text:list-item>
          <text:p text:style-name="P50"><text:span text:style-name="Forte">Negociação:</text:span><text:s/>Reajustes não previstos são negociados da seguinte forma:</text:p>
        </text:list-item>
      </text:list>
      <text:list text:style-name="LFO26" text:continue-numbering="true">
        <text:list-item>
          <text:list>
            <text:list-item>
              <text:p text:style-name="P51">O<text:s/><text:span text:style-name="Palavrachave">assinante</text:span><text:s/>deve aceitar a alteração proposta ou optar pela negociação no prazo de 30 dias (trinta dias). Se esgotado o prazo, a<text:s/><text:span text:style-name="Palavrachave">contratada</text:span><text:s/>tenta automaticamente a negociação;</text:p>
            </text:list-item>
            <text:list-item>
              <text:p text:style-name="P52">Não havendo acordo, o<text:s/><text:span text:style-name="Palavrachave">assinante</text:span><text:s/>pode optar pela desistência deste contrato sem nenhum ônus;</text:p>
            </text:list-item>
            <text:list-item>
              <text:p text:style-name="P53">Não havendo negociação por omissão do<text:s/><text:span text:style-name="Palavrachave">assinante</text:span>, fica a<text:s/><text:span text:style-name="Palavrachave">contratada</text:span><text:s/>permitida a suspender a<text:s/><text:span text:style-name="Palavrachave">conta</text:span><text:s/>do<text:s/><text:span text:style-name="Palavrachave">assinante</text:span>;</text:p>
            </text:list-item>
          </text:list>
        </text:list-item>
      </text:list>
      <text:p text:style-name="Normal">São válidos os seguintes motivos de eventos imprevistos para alteração de preços por parte da<text:s/><text:span text:style-name="Palavrachave">contratada</text:span>:</text:p>
      <text:list text:style-name="LFO27" text:continue-numbering="true">
        <text:list-item>
          <text:p text:style-name="P54">Refletir a variação do custo operacional, assim como de preços praticados por fornecedores;</text:p>
        </text:list-item>
        <text:list-item>
          <text:p text:style-name="P55">Cobrir custos com eventos ou fatos fora do controle da<text:s/><text:span text:style-name="Palavrachave">contratada</text:span>, sejam de causa natural ou não, com o propósito de restaurar o mais rápido possível a normalidade do serviço prestado;</text:p>
        </text:list-item>
        <text:list-item>
          <text:p text:style-name="P56">Outras causas quaisquer,<text:s/>razoáveis,<text:s/>desde que<text:s/>sejam justificadas claramente para o<text:s/><text:span text:style-name="Palavrachave">assinante</text:span>, e comprovadas pela<text:s/><text:span text:style-name="Palavrachave">contratada</text:span><text:s/>da forma mais transparente possível.</text:p>
        </text:list-item>
      </text:list>
      <text:h text:style-name="Título3" text:outline-level="3">Não são reajustes</text:h>
      <text:p text:style-name="Normal">Não são considerados reajustes de preços, as variações causadas pelo próprio<text:s/><text:span text:style-name="Palavrachave">assinante</text:span><text:s/>em suas faturas,<text:s/>nem variações que não causam prejuízo ao<text:s/><text:span text:style-name="Palavrachave">assintante</text:span>, listados a seguir:</text:p>
      <text:list text:style-name="LFO15" text:continue-numbering="true">
        <text:list-item>
          <text:p text:style-name="P57">Variações causadas por promoções, dentro do tempo de vigência da promoção, ao<text:s/>início<text:s/>da promoção, ou ao término da promoção, previamente acordado entre as partes em contrato referente à promoção;</text:p>
        </text:list-item>
        <text:list-item>
          <text:p text:style-name="P58">Descontos concedidos pela<text:s/><text:span text:style-name="Palavrachave">contratada</text:span><text:s/>ao<text:s/><text:span text:style-name="Palavrachave">assinante</text:span>, na forma e tempo em que a<text:s/><text:span text:style-name="Palavrachave">contratada</text:span><text:s/>achar melhor, mesmo sem consentimento do<text:s/><text:span text:style-name="Palavrachave">assintante</text:span><text:s/>(por se tratar de um desconto), desde que devidamente informado na fatura do<text:s/><text:span text:style-name="Palavrachave">assinante</text:span><text:s/>(para evitar desentendimentos);</text:p>
        </text:list-item>
        <text:list-item>
          <text:p text:style-name="P59">Custos decorrentes do uso de recursos cobrados à parte no<text:s/><text:span text:style-name="Palavrachave">sistema</text:span>, assim como custos de contratos de serviços/produtos<text:s/><text:soft-page-break/>secundários que funcionam em conjunto com o<text:s/><text:span text:style-name="Palavrachave">sistema</text:span>.<text:s/>Exemplo:<text:s/><text:span text:style-name="Palavrachave">assinante</text:span><text:s/>altera a quantidade máxima de médicos cadastrados.</text:p>
        </text:list-item>
      </text:list>
      <text:h text:style-name="Título1" text:outline-level="1">Rescisão<text:s/>e Resilição</text:h>
      <text:h text:style-name="Título2" text:outline-level="2">Rescisão</text:h>
      <text:p text:style-name="Normal">O presente instrumento será dado por rescindido, independentemente de qualquer interpelação<text:s/>(ou seja, independente de aviso)<text:s/>judicial ou extrajudicial, na ocorrência de uma das seguintes hipóteses:</text:p>
      <text:list text:style-name="LFO18" text:continue-numbering="true">
        <text:list-item>
          <text:p text:style-name="P60">Dissolução total ou parcial, judicial ou extrajudicial, liquidação, requerimento de recuperação judicial ou extrajudicial, decretação de falência de qualquer uma das partes;</text:p>
        </text:list-item>
        <text:list-item>
          <text:p text:style-name="P61">Quando uma das partes violar ou deixar de cumprir quaisquer das cláusulas e condições estabelecidas neste contrato, a não ser que a contraparte se manifeste contrária;</text:p>
        </text:list-item>
        <text:list-item>
          <text:p text:style-name="P62">Por inadimplência do<text:s/><text:span text:style-name="Palavrachave">assinante</text:span><text:s/>superior a 30 (trinta) dias,<text:s/>ficando a critério da<text:s/><text:span text:style-name="Palavrachave">contratada</text:span><text:s/>após este tempo;</text:p>
        </text:list-item>
        <text:list-item>
          <text:p text:style-name="P63">Se o<text:s/><text:span text:style-name="Palavrachave">assinante</text:span><text:s/>cometer (ou for conivente com) qualquer crime que tenha efeito direto ou indireto sobre a<text:s/><text:span text:style-name="Palavrachave">contratada</text:span>, ou qualquer de seus membros, colaboradores, associados ou afiliados.</text:p>
        </text:list-item>
        <text:list-item>
          <text:p text:style-name="P64">A ocorrência de caso fortuito ou força maior, que impeça a continuidade da prestação dos serviços contratados.</text:p>
        </text:list-item>
      </text:list>
      <text:p text:style-name="Normal">Os ônus da<text:s/><text:span text:style-name="Palavrachave">resilição</text:span><text:s/>aplicar-se-ão à<text:s/><text:span text:style-name="Palavrachave">rescisão</text:span><text:s/>do contrato, se for causada direta ou indiretamente<text:s/>por uma das partes.</text:p>
      <text:h text:style-name="Título2" text:outline-level="2">Resilição</text:h>
      <text:p text:style-name="Normal">O<text:s/><text:span text:style-name="Palavrachave">assinante</text:span><text:s/>pode optar pela resilição, de forma a interromper a continuidade deste contrato<text:s/>em qualquer momento. Em caso de resilição unilateral por parte do<text:s/><text:span text:style-name="Palavrachave">assinante</text:span>, aplicam-se os seguintes termos:</text:p>
      <text:list text:style-name="LFO29" text:continue-numbering="true">
        <text:list-item>
          <text:p text:style-name="P65">Em caso de promoção ou desconto, oferecido pela permanência do<text:s/><text:span text:style-name="Palavrachave">assina</text:span><text:span text:style-name="Palavrachave">n</text:span><text:span text:style-name="Palavrachave">te</text:span><text:s/>por um tempo predeterminado (fidelidade), ou pela antecipação do pagamento (como nas opções de pagamento trimestral, semestral ou anual):</text:p>
        </text:list-item>
      </text:list>
      <text:list text:style-name="LFO21" text:continue-numbering="true">
        <text:list-item>
          <text:list>
            <text:list-item>
              <text:p text:style-name="P66">No caso de pagamento antecipado: devolução de 90% do valor proporcional ao tempo<text:s/>restante do tempo de uso contratado;</text:p>
            </text:list-item>
            <text:list-item>
              <text:p text:style-name="P67">No caso de pagamento pendente: cobrança de 10% do valor proporcional ao tempo<text:s/>restante do tempo de uso contratado.</text:p>
            </text:list-item>
          </text:list>
        </text:list-item>
      </text:list>
      <text:list text:style-name="LFO29" text:continue-numbering="true">
        <text:list-item>
          <text:p text:style-name="P68">Para o cálculo do tempo de utilização, toma-se como base a unidade<text:s/>diária. Com início na data de ativação, e término na data em que o pedido de cancelamento for comunicado à<text:s/><text:span text:style-name="Palavrachave">contratada</text:span>.</text:p>
        </text:list-item>
        <text:list-item>
          <text:p text:style-name="P69">Se comprovada a incapacidade econômica do<text:s/><text:span text:style-name="Palavrachave">assinante</text:span>,<text:s/>de forma amigável, poderá a<text:s/><text:span text:style-name="Palavrachave">contratada</text:span><text:s/>suspender a dívida do<text:s/><text:span text:style-name="Palavrachave">assinante</text:span><text:s/>por prazo indeterminado, até que o<text:s/><text:span text:style-name="Palavrachave">assinante</text:span><text:s/>se recomponha economicamente, ou até que se faça necessário.</text:p>
        </text:list-item>
      </text:list>
      <text:p text:style-name="Normal">Não é permitido à<text:s/><text:span text:style-name="Palavrachave">contratada</text:span><text:s/>resilir<text:s/>este contrato, salvo em face de questões extraordinárias, que se mostrem insolúveis junto ao<text:s/><text:span text:style-name="Palavrachave">assinante</text:span>, ou que sejam causados pela deterioração do relacionamento com o<text:s/><text:span text:style-name="Palavrachave">assinante</text:span><text:s/>a um estado irremediável. Nestes casos cabe à contratada:</text:p>
      <text:list text:style-name="LFO2">
        <text:list-item text:start-value="1">
          <text:p text:style-name="P70">Justificar a resilição, e comprovar os motivos apresentados;</text:p>
        </text:list-item>
      </text:list>
      <text:list text:style-name="LFO2" text:continue-numbering="true">
        <text:list-item>
          <text:p text:style-name="P71">Auxiliar o assinante na<text:s/>escolha de<text:s/>outro serviço ou produto concorrente<text:s/>e efetuar a migração dos dados, arcando com os custos da migração<text:s/>e do treinamento de pessoal;</text:p>
        </text:list-item>
      </text:list>
      <text:list text:style-name="LFO2" text:continue-numbering="true">
        <text:list-item>
          <text:p text:style-name="P72">Indenizar os contratempos e perdas causados no intervalo de tempo de adaptação ao outro serviço ou produto;</text:p>
        </text:list-item>
      </text:list>
      <text:list text:style-name="LFO2" text:continue-numbering="true">
        <text:list-item>
          <text:p text:style-name="P73">Devolver o valor referente a qualquer pagamento antecipado, proporcional ao tempo não usado, ou a qualquer crédito que o<text:s/><text:span text:style-name="Palavrachave">assinante</text:span><text:s/>tenh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ourier New" style:font-name-asian="Courier New"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0.0625in solid #F19E90" fo:border-left="none" fo:border-bottom="none" fo:border-right="none" fo:padding-top="0.0138in" fo:padding-left="0in" fo:padding-bottom="0in" fo:padding-right="0in" style:shadow="none" fo:margin-top="0.8333in" fo:margin-bottom="0in" fo:background-color="#F8CEC7"/>
      <style:text-properties style:font-name="Segoe UI" style:font-name-asian="Times New Roman" style:font-name-complex="Times New Roman" style:font-weight-complex="bold" fo:color="#852010" fo:font-size="14pt" style:font-size-asian="14pt" style:font-size-complex="14pt" fo:hyphenate="false"/>
    </style:style>
    <style:style style:name="Título2" style:display-name="Título 2" style:family="paragraph" style:parent-style-name="Normal" style:next-style-name="Normal" style:default-outline-level="2">
      <style:paragraph-properties fo:keep-with-next="always" fo:keep-together="always" fo:margin-bottom="0in"/>
      <style:text-properties style:font-name="Segoe UI" style:font-name-asian="Times New Roman" style:font-name-complex="Times New Roman" style:font-weight-complex="bold" fo:color="#B32C1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in"/>
      <style:text-properties style:font-name="Segoe UI" style:font-name-asian="Times New Roman" style:font-name-complex="Times New Roman" style:font-weight-complex="bold" fo:color="#B32C16" fo:hyphenate="false"/>
    </style:style>
    <style:style style:name="Normal" style:display-name="Normal" style:family="paragraph">
      <style:paragraph-properties fo:margin-top="0.1388in" fo:margin-bottom="0.2777in" fo:text-indent="0.2479in"/>
      <style:text-properties fo:font-size="12pt" style:font-size-asian="12pt" fo:hyphenate="false"/>
    </style:style>
    <style:style style:name="Fonteparág.padrão" style:display-name="Fonte parág. padrão" style:family="text"/>
    <style:style style:name="TextosemFormatação" style:display-name="Texto sem Formatação" style:family="paragraph" style:parent-style-name="Normal">
      <style:paragraph-properties fo:margin-bottom="0in" fo:line-height="100%"/>
      <style:text-properties style:font-name="Consolas" fo:font-size="10.5pt" style:font-size-asian="10.5pt" style:font-size-complex="10.5pt" fo:hyphenate="false"/>
    </style:style>
    <style:style style:name="TextosemFormataçãoChar" style:display-name="Texto sem Formatação Char" style:family="text" style:parent-style-name="Fonteparág.padrão">
      <style:text-properties style:font-name="Consolas" fo:font-size="10.5pt" style:font-size-asian="10.5pt" style:font-size-complex="10.5pt"/>
    </style:style>
    <style:style style:name="Título" style:display-name="Título" style:family="paragraph" style:parent-style-name="Normal" style:next-style-name="Normal">
      <style:paragraph-properties fo:border-top="none" fo:border-left="none" fo:border-bottom="0.0833in solid #B32C16" fo:border-right="none" fo:padding-top="0in" fo:padding-left="0in" fo:padding-bottom="0.0555in" fo:padding-right="0in" style:shadow="none" fo:text-align="center" fo:margin-bottom="0in" fo:line-height="100%" fo:text-indent="0in"/>
      <style:text-properties style:font-name="Segoe UI" style:font-name-asian="Times New Roman" style:font-name-complex="Times New Roman" fo:color="#414751" fo:letter-spacing="0.0034in" style:letter-kerning="true" fo:font-size="24pt" style:font-size-asian="24pt" style:font-size-complex="26pt" fo:hyphenate="false"/>
    </style:style>
    <style:style style:name="TítuloChar" style:display-name="Título Char" style:family="text" style:parent-style-name="Fonteparág.padrão">
      <style:text-properties style:font-name="Segoe UI" style:font-name-asian="Times New Roman" style:font-name-complex="Times New Roman" fo:color="#414751" fo:letter-spacing="0.0034in" style:letter-kerning="true" fo:font-size="24pt" style:font-size-asian="24pt" style:font-size-complex="26pt"/>
    </style:style>
    <style:style style:name="Título1Char" style:display-name="Título 1 Char" style:family="text" style:parent-style-name="Fonteparág.padrão">
      <style:text-properties style:font-name="Segoe UI" style:font-name-asian="Times New Roman" style:font-name-complex="Times New Roman" style:font-weight-complex="bold" fo:color="#852010" fo:font-size="14pt" style:font-size-asian="14pt" style:font-size-complex="14pt" fo:background-color="#F8CEC7"/>
    </style:style>
    <style:style style:name="TextoemInglês" style:display-name="Texto em Inglês" style:family="text" style:parent-style-name="Fonteparág.padrão">
      <style:text-properties style:font-name-complex="Courier New" fo:language="en" fo:country="US"/>
    </style:style>
    <style:style style:name="Textosemlíngua" style:display-name="Texto sem língua" style:family="text" style:parent-style-name="TextoemInglês">
      <style:text-properties style:font-name-complex="Courier New" fo:language="en" fo:country="US"/>
    </style:style>
    <style:style style:name="Título2Char" style:display-name="Título 2 Char" style:family="text" style:parent-style-name="Fonteparág.padrão">
      <style:text-properties style:font-name="Segoe UI" style:font-name-asian="Times New Roman" style:font-name-complex="Times New Roman" style:font-weight-complex="bold" fo:color="#B32C16" fo:font-size="13pt" style:font-size-asian="13pt" style:font-size-complex="13pt"/>
    </style:style>
    <style:style style:name="Forte" style:display-name="Forte" style:family="text" style:parent-style-name="Fonteparág.padrão">
      <style:text-properties fo:font-weight="bold" style:font-weight-asian="bold" style:font-weight-complex="bold"/>
    </style:style>
    <style:style style:name="ParágrafodaLista" style:display-name="Parágrafo da Lista" style:family="paragraph" style:parent-style-name="Normal" style:list-style-name="LFO9">
      <style:paragraph-properties fo:margin-top="0.0833in" fo:margin-bottom="0.1666in" fo:margin-left="0.7479in" fo:text-indent="-0.2479in">
        <style:tab-stops/>
      </style:paragraph-properties>
      <style:text-properties fo:hyphenate="false"/>
    </style:style>
    <style:style style:name="Ficha" style:display-name="Ficha" style:family="paragraph" style:parent-style-name="Normal">
      <style:paragraph-properties fo:margin-left="0.3937in" fo:text-indent="0in">
        <style:tab-stops/>
      </style:paragraph-properties>
      <style:text-properties fo:font-style="italic" style:font-style-asian="italic" fo:hyphenate="false"/>
    </style:style>
    <style:style style:name="Ênfase" style:display-name="Ênfase" style:family="text" style:parent-style-name="Fonteparág.padrão">
      <style:text-properties fo:font-style="italic" style:font-style-asian="italic" style:font-style-complex="italic"/>
    </style:style>
    <style:style style:name="Listacomletras" style:display-name="Lista com letras" style:family="paragraph" style:parent-style-name="ParágrafodaLista" style:list-style-name="LFO9">
      <style:paragraph-properties fo:margin-left="0in" fo:text-indent="0in">
        <style:tab-stops/>
      </style:paragraph-properties>
      <style:text-properties fo:hyphenate="false"/>
    </style:style>
    <style:style style:name="Erronodocumento" style:display-name="Erro no documento" style:family="text" style:parent-style-name="Fonteparág.padrão">
      <style:text-properties fo:font-weight="bold" style:font-weight-asian="bold" fo:font-style="italic" style:font-style-asian="italic" fo:color="#FFFFFF" fo:background-color="#C00000"/>
    </style:style>
    <style:style style:name="Palavrachave" style:display-name="Palavra chave" style:family="text" style:parent-style-name="Fonteparág.padrão">
      <style:text-properties fo:background-color="#EEF1F6" style:text-underline-type="single" style:text-underline-style="solid" style:text-underline-width="auto" style:text-underline-mode="continuous" style:text-underline-color="#DEE3EE"/>
    </style:style>
    <style:style style:name="Pequenosubtitúlo1" style:display-name="Pequeno subtitúlo 1" style:family="paragraph" style:parent-style-name="Normal">
      <style:paragraph-properties fo:text-align="center" fo:margin-top="0in" fo:margin-bottom="0.75in" fo:background-color="#EEF1F6"/>
      <style:text-properties style:font-name="Segoe UI" fo:font-weight="bold" style:font-weight-asian="bold" fo:font-style="italic" style:font-style-asian="italic" fo:color="#2B2F36" fo:hyphenate="false"/>
    </style:style>
    <style:style style:name="Título3Char" style:display-name="Título 3 Char" style:family="text" style:parent-style-name="Fonteparág.padrão">
      <style:text-properties style:font-name="Segoe UI" style:font-name-asian="Times New Roman" style:font-name-complex="Times New Roman" style:font-weight-complex="bold" fo:color="#B32C16" fo:font-size="12pt" style:font-size-asian="12pt"/>
    </style:style>
    <style:style style:name="Listacomnúmerosordinais" style:display-name="Lista com números ordinais" style:family="paragraph" style:parent-style-name="Listacomletras" style:list-style-name="LFO25">
      <style:paragraph-properties fo:margin-left="0.6416in" fo:text-indent="-0.3937in">
        <style:tab-stops/>
      </style:paragraph-properties>
      <style:text-properties fo:hyphenate="false"/>
    </style:style>
    <style:style style:name="Hyperlink" style:display-name="Hyperlink" style:family="text" style:parent-style-name="Fonteparág.padrão">
      <style:text-properties fo:color="#FE8637" style:text-underline-type="single" style:text-underline-style="solid" style:text-underline-width="auto" style:text-underline-mode="continuous"/>
    </style:style>
    <style:style style:name="ÊnfaseIntensa" style:display-name="Ênfase Intensa" style:family="text" style:parent-style-name="Fonteparág.padrão">
      <style:text-properties fo:font-weight="bold" style:font-weight-asian="bold" style:font-weight-complex="bold" fo:font-style="italic" style:font-style-asian="italic" style:font-style-complex="italic" fo:color="#B32C16"/>
    </style:style>
    <style:style style:name="ÊnfaseIntensasemlíngua" style:display-name="Ênfase Intensa sem língua" style:family="text" style:parent-style-name="ÊnfaseIntensa">
      <style:text-properties fo:font-weight="bold" style:font-weight-asian="bold" style:font-weight-complex="bold" fo:font-style="italic" style:font-style-asian="italic" style:font-style-complex="italic" fo:color="#B32C16" fo:language="en" fo:country="US"/>
    </style:style>
    <style:style style:name="Textodebalão" style:display-name="Texto de balão" style:family="paragraph" style:parent-style-name="Normal">
      <style:paragraph-properties fo:margin-top="0in" fo:margin-bottom="0in" fo:line-height="100%"/>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bold" style:font-weight-asian="bold" fo:font-style="normal" style:font-style-asian="norm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fo:font-weight="bold" style:font-weight-asian="bold" fo:font-style="normal" style:font-style-asian="norma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8LVL1" style:family="text">
      <style:text-properties fo:font-weight="bold" style:font-weight-asian="bold" fo:font-style="normal" style:font-style-asian="normal"/>
    </style:style>
    <style:style style:name="WW_CharLFO19LVL1" style:family="text">
      <style:text-properties fo:font-weight="bold" style:font-weight-asian="bold" fo:font-style="normal" style:font-style-asian="normal"/>
    </style:style>
    <style:style style:name="WW_CharLFO20LVL1" style:family="text">
      <style:text-properties fo:font-weight="bold" style:font-weight-asian="bold" fo:font-style="normal" style:font-style-asian="normal"/>
    </style:style>
    <style:style style:name="WW_CharLFO21LVL1" style:family="text">
      <style:text-properties fo:font-weight="bold" style:font-weight-asian="bold" fo:font-style="normal" style:font-style-asian="normal"/>
    </style:style>
    <style:style style:name="WW_CharLFO21LVL2" style:family="text">
      <style:text-properties style:font-name="Symbol"/>
    </style:style>
    <style:style style:name="WW_CharLFO25LVL1" style:family="text">
      <style:text-properties fo:font-weight="bold" style:font-weight-asian="bold" fo:font-style="normal" style:font-style-asian="normal"/>
    </style:style>
    <text:list-style style:name="LFO25">
      <text:list-level-style-number text:level="1" text:style-name="WW_CharLFO25LVL1" style:num-suffix=")" style:num-format="1st, 2nd, 3rd, ...">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26LVL1" style:family="text">
      <style:text-properties fo:font-weight="bold" style:font-weight-asian="bold" fo:font-style="normal" style:font-style-asian="normal"/>
    </style:style>
    <style:style style:name="WW_CharLFO27LVL1" style:family="text">
      <style:text-properties fo:font-weight="bold" style:font-weight-asian="bold" fo:font-style="normal" style:font-style-asian="normal"/>
    </style:style>
    <style:style style:name="WW_CharLFO28LVL1" style:family="text">
      <style:text-properties fo:font-weight="bold" style:font-weight-asian="bold" fo:font-style="normal" style:font-style-asian="normal"/>
    </style:style>
    <style:style style:name="WW_CharLFO29LVL1" style:family="text">
      <style:text-properties fo:font-weight="bold" style:font-weight-asian="bold" fo:font-style="normal" style:font-style-asian="normal"/>
    </style:style>
    <style:style style:name="WW_CharLFO30LVL1" style:family="text">
      <style:text-properties style:font-name="Symbol" fo:font-weight="bold" style:font-weight-asian="bold" fo:font-style="normal" style:font-style-asian="norma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style style:family="graphic">
      <style:graphic-properties draw:fill="solid" draw:fill-color="#b32c16" draw:opacity="100%" draw:stroke="solid" svg:stroke-width="0.02778in" svg:stroke-color="#831d0d"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3541in" text:min-label-width="0.25in"/>
        <style:text-properties style:font-name="Symbol"/>
      </text:list-level-style-bullet>
      <text:list-level-style-bullet text:level="2" text:style-name="WW_CharLFO3LVL2" text:bullet-char="o">
        <style:list-level-properties text:space-before="0.8541in" text:min-label-width="0.25in"/>
        <style:text-properties style:font-name="Courier New"/>
      </text:list-level-style-bullet>
      <text:list-level-style-bullet text:level="3" text:style-name="WW_CharLFO3LVL3" text:bullet-char="">
        <style:list-level-properties text:space-before="1.3541in" text:min-label-width="0.25in"/>
        <style:text-properties style:font-name="Wingdings"/>
      </text:list-level-style-bullet>
      <text:list-level-style-bullet text:level="4" text:style-name="WW_CharLFO3LVL4" text:bullet-char="">
        <style:list-level-properties text:space-before="1.8541in" text:min-label-width="0.25in"/>
        <style:text-properties style:font-name="Symbol"/>
      </text:list-level-style-bullet>
      <text:list-level-style-bullet text:level="5" text:style-name="WW_CharLFO3LVL5" text:bullet-char="o">
        <style:list-level-properties text:space-before="2.3541in" text:min-label-width="0.25in"/>
        <style:text-properties style:font-name="Courier New"/>
      </text:list-level-style-bullet>
      <text:list-level-style-bullet text:level="6" text:style-name="WW_CharLFO3LVL6" text:bullet-char="">
        <style:list-level-properties text:space-before="2.8541in" text:min-label-width="0.25in"/>
        <style:text-properties style:font-name="Wingdings"/>
      </text:list-level-style-bullet>
      <text:list-level-style-bullet text:level="7" text:style-name="WW_CharLFO3LVL7" text:bullet-char="">
        <style:list-level-properties text:space-before="3.3541in" text:min-label-width="0.25in"/>
        <style:text-properties style:font-name="Symbol"/>
      </text:list-level-style-bullet>
      <text:list-level-style-bullet text:level="8" text:style-name="WW_CharLFO3LVL8" text:bullet-char="o">
        <style:list-level-properties text:space-before="3.8541in" text:min-label-width="0.25in"/>
        <style:text-properties style:font-name="Courier New"/>
      </text:list-level-style-bullet>
      <text:list-level-style-bullet text:level="9" text:style-name="WW_CharLFO3LVL9" text:bullet-char="">
        <style:list-level-properties text:space-before="4.3541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Symbol"/>
      </text:list-level-style-bullet>
      <text:list-level-style-bullet text:level="2" text:style-name="WW_CharLFO6LVL2" text:bullet-char="o">
        <style:list-level-properties text:space-before="1in" text:min-label-width="0.25in"/>
        <style:text-properties style:font-name="Courier New"/>
      </text:list-level-style-bullet>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5in" text:min-label-width="0.25in"/>
        <style:text-properties style:font-name="Symbol"/>
      </text:list-level-style-bullet>
      <text:list-level-style-bullet text:level="2" text:style-name="WW_CharLFO11LVL2" text:bullet-char="o">
        <style:list-level-properties text:space-before="1in" text:min-label-width="0.25in"/>
        <style:text-properties style:font-name="Courier New"/>
      </text:list-level-style-bullet>
      <text:list-level-style-bullet text:level="3" text:style-name="WW_CharLFO11LVL3" text:bullet-char="">
        <style:list-level-properties text:space-before="1.5in" text:min-label-width="0.25in"/>
        <style:text-properties style:font-name="Wingdings"/>
      </text:list-level-style-bullet>
      <text:list-level-style-bullet text:level="4" text:style-name="WW_CharLFO11LVL4" text:bullet-char="">
        <style:list-level-properties text:space-before="2in" text:min-label-width="0.25in"/>
        <style:text-properties style:font-name="Symbol"/>
      </text:list-level-style-bullet>
      <text:list-level-style-bullet text:level="5" text:style-name="WW_CharLFO11LVL5" text:bullet-char="o">
        <style:list-level-properties text:space-before="2.5in" text:min-label-width="0.25in"/>
        <style:text-properties style:font-name="Courier New"/>
      </text:list-level-style-bullet>
      <text:list-level-style-bullet text:level="6" text:style-name="WW_CharLFO11LVL6" text:bullet-char="">
        <style:list-level-properties text:space-before="3in" text:min-label-width="0.25in"/>
        <style:text-properties style:font-name="Wingdings"/>
      </text:list-level-style-bullet>
      <text:list-level-style-bullet text:level="7" text:style-name="WW_CharLFO11LVL7" text:bullet-char="">
        <style:list-level-properties text:space-before="3.5in" text:min-label-width="0.25in"/>
        <style:text-properties style:font-name="Symbol"/>
      </text:list-level-style-bullet>
      <text:list-level-style-bullet text:level="8" text:style-name="WW_CharLFO11LVL8" text:bullet-char="o">
        <style:list-level-properties text:space-before="4in" text:min-label-width="0.25in"/>
        <style:text-properties style:font-name="Courier New"/>
      </text:list-level-style-bullet>
      <text:list-level-style-bullet text:level="9" text:style-name="WW_CharLFO11LVL9" text:bullet-char="">
        <style:list-level-properties text:space-before="4.5in" text:min-label-width="0.25in"/>
        <style:text-properties style:font-name="Wingdings"/>
      </text:list-level-style-bullet>
    </text:list-style>
    <text:list-style style:name="LFO1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3">
      <text:list-level-style-number text:level="1" style:num-suffix=")" style:num-format="A" style:num-letter-sync="true">
        <style:list-level-properties text:space-before="0.25in" text:min-label-width="0.55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text:style-name="WW_CharLFO14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bullet text:level="1" text:style-name="WW_CharLFO15LVL1" text:bullet-char="">
        <style:list-level-properties text:space-before="0.5in" text:min-label-width="0.25in"/>
        <style:text-properties style:font-name="Symbol"/>
      </text:list-level-style-bullet>
      <text:list-level-style-bullet text:level="2" text:style-name="WW_CharLFO15LVL2" text:bullet-char="o">
        <style:list-level-properties text:space-before="1in" text:min-label-width="0.25in"/>
        <style:text-properties style:font-name="Courier New"/>
      </text:list-level-style-bullet>
      <text:list-level-style-bullet text:level="3" text:style-name="WW_CharLFO15LVL3" text:bullet-char="">
        <style:list-level-properties text:space-before="1.5in" text:min-label-width="0.25in"/>
        <style:text-properties style:font-name="Wingdings"/>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Wingdings"/>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Wingdings"/>
      </text:list-level-style-bullet>
    </text:list-style>
    <text:list-style style:name="LFO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7">
      <text:list-level-style-number text:level="1" style:num-suffix=")" style:num-format="A" style:num-letter-sync="true">
        <style:list-level-properties text:space-before="0.25in" text:min-label-width="0.55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text:style-name="WW_CharLFO18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text:style-name="WW_CharLFO21LVL1" style:num-suffix=")" style:num-format="A" style:num-letter-sync="true">
        <style:list-level-properties text:space-before="0.25in" text:min-label-width="0.25in"/>
      </text:list-level-style-number>
      <text:list-level-style-bullet text:level="2" text:style-name="WW_CharLFO21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text:style-name="WW_CharLFO26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text:style-name="WW_CharLFO27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text:style-name="WW_CharLFO28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text:style-name="WW_CharLFO29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9979in" text:min-label-width="0.25in"/>
        <style:text-properties style:font-name="Symbol"/>
      </text:list-level-style-bullet>
      <text:list-level-style-bullet text:level="2" text:style-name="WW_CharLFO31LVL2" text:bullet-char="o">
        <style:list-level-properties text:space-before="1.4979in" text:min-label-width="0.25in"/>
        <style:text-properties style:font-name="Courier New"/>
      </text:list-level-style-bullet>
      <text:list-level-style-bullet text:level="3" text:style-name="WW_CharLFO31LVL3" text:bullet-char="">
        <style:list-level-properties text:space-before="1.9979in" text:min-label-width="0.25in"/>
        <style:text-properties style:font-name="Wingdings"/>
      </text:list-level-style-bullet>
      <text:list-level-style-bullet text:level="4" text:style-name="WW_CharLFO31LVL4" text:bullet-char="">
        <style:list-level-properties text:space-before="2.4979in" text:min-label-width="0.25in"/>
        <style:text-properties style:font-name="Symbol"/>
      </text:list-level-style-bullet>
      <text:list-level-style-bullet text:level="5" text:style-name="WW_CharLFO31LVL5" text:bullet-char="o">
        <style:list-level-properties text:space-before="2.9979in" text:min-label-width="0.25in"/>
        <style:text-properties style:font-name="Courier New"/>
      </text:list-level-style-bullet>
      <text:list-level-style-bullet text:level="6" text:style-name="WW_CharLFO31LVL6" text:bullet-char="">
        <style:list-level-properties text:space-before="3.4979in" text:min-label-width="0.25in"/>
        <style:text-properties style:font-name="Wingdings"/>
      </text:list-level-style-bullet>
      <text:list-level-style-bullet text:level="7" text:style-name="WW_CharLFO31LVL7" text:bullet-char="">
        <style:list-level-properties text:space-before="3.9979in" text:min-label-width="0.25in"/>
        <style:text-properties style:font-name="Symbol"/>
      </text:list-level-style-bullet>
      <text:list-level-style-bullet text:level="8" text:style-name="WW_CharLFO31LVL8" text:bullet-char="o">
        <style:list-level-properties text:space-before="4.4979in" text:min-label-width="0.25in"/>
        <style:text-properties style:font-name="Courier New"/>
      </text:list-level-style-bullet>
      <text:list-level-style-bullet text:level="9" text:style-name="WW_CharLFO31LVL9" text:bullet-char="">
        <style:list-level-properties text:space-before="4.9979in" text:min-label-width="0.25in"/>
        <style:text-properties style:font-name="Wingdings"/>
      </text:list-level-style-bullet>
    </text:list-style>
    <style:page-layout style:name="PL0">
      <style:page-layout-properties fo:page-width="8.2687in" fo:page-height="11.6944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guel Angelo</meta:initial-creator>
    <dc:creator>Miguel Angelo</dc:creator>
    <meta:creation-date>2013-03-16T20:25:00Z</meta:creation-date>
    <dc:date>2013-03-16T20:25:00Z</dc:date>
    <meta:print-date>2013-03-16T20:11:00Z</meta:print-date>
    <meta:template xlink:href="Normal.dotm" xlink:type="simple"/>
    <meta:editing-cycles>2</meta:editing-cycles>
    <meta:editing-duration>PT0S</meta:editing-duration>
    <meta:document-statistic meta:page-count="19" meta:paragraph-count="71" meta:word-count="5574" meta:character-count="35605" meta:row-count="250" meta:non-whitespace-character-count="30102"/>
  </office:meta>
</office:document-meta>
</file>